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Sawasdee" svg:font-family="Sawasdee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 style:shadow="none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Таблица2" style:family="table" style:master-page-name="">
      <style:table-properties style:width="17.013cm" fo:margin-left="0cm" style:page-number="auto" fo:break-before="page" table:align="left" style:shadow="none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14.923cm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normal" officeooo:rsid="001cfb1b" officeooo:paragraph-rsid="001cfb1b" style:font-size-asian="20pt" style:font-weight-asian="normal" style:font-size-complex="20pt" style:font-weight-complex="normal"/>
    </style:style>
    <style:style style:name="P2" style:family="paragraph" style:parent-style-name="Table_20_Contents">
      <style:text-properties fo:font-size="14pt" officeooo:rsid="001cfb1b" officeooo:paragraph-rsid="001cfb1b" style:font-size-asian="14pt" style:font-size-complex="14pt"/>
    </style:style>
    <style:style style:name="P3" style:family="paragraph" style:parent-style-name="Table_20_Contents">
      <style:paragraph-properties fo:text-align="end" style:justify-single-word="false"/>
      <style:text-properties fo:font-size="14pt" officeooo:rsid="001cfb1b" officeooo:paragraph-rsid="001cfb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paragraph-rsid="001cfb1b" style:font-size-asian="14pt" style:font-size-complex="14pt"/>
    </style:style>
    <style:style style:name="P5" style:family="paragraph" style:parent-style-name="Standard">
      <style:text-properties officeooo:rsid="001cfb1b" officeooo:paragraph-rsid="001cfb1b"/>
    </style:style>
    <style:style style:name="P6" style:family="paragraph" style:parent-style-name="Standard">
      <style:paragraph-properties fo:text-align="justify" style:justify-single-word="false"/>
      <style:text-properties officeooo:paragraph-rsid="00201a73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201a73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296c17" officeooo:paragraph-rsid="00296c17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293c19" officeooo:paragraph-rsid="00293c1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2dcd5c" officeooo:paragraph-rsid="002dcd5c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306f68" officeooo:paragraph-rsid="00306f68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4a7bc4" officeooo:paragraph-rsid="004c43cc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normal" officeooo:rsid="004a7bc4" officeooo:paragraph-rsid="005064f5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weight="bold" officeooo:rsid="00201a73" officeooo:paragraph-rsid="00201a73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weight="normal" officeooo:rsid="0027380f" officeooo:paragraph-rsid="0027380f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201a73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weight="normal" officeooo:rsid="0023c01b" officeooo:paragraph-rsid="0023c01b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weight="normal" officeooo:rsid="002dcd5c" officeooo:paragraph-rsid="002dcd5c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weight="normal" officeooo:rsid="00306f68" officeooo:paragraph-rsid="00306f6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reak-before="page" fo:background-color="transparent"/>
      <style:text-properties fo:font-weight="normal" officeooo:rsid="003551e6" officeooo:paragraph-rsid="003551e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reak-before="page" fo:background-color="transparent"/>
      <style:text-properties fo:font-weight="normal" officeooo:rsid="004a7bc4" officeooo:paragraph-rsid="005064f5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weight="normal" officeooo:rsid="004a7bc4" officeooo:paragraph-rsid="004c43cc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weight="normal" officeooo:rsid="00206795" officeooo:paragraph-rsid="00206795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fo:font-weight="normal" officeooo:rsid="00201a73" officeooo:paragraph-rsid="00201a73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06795" officeooo:paragraph-rsid="0020679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06795" officeooo:paragraph-rsid="003c0eee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192d4" officeooo:paragraph-rsid="002192d4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35102" officeooo:paragraph-rsid="00235102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3c01b" officeooo:paragraph-rsid="0023c01b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93c19" officeooo:paragraph-rsid="00293c19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a3531" officeooo:paragraph-rsid="002a3531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bac1b" officeooo:paragraph-rsid="002bac1b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2e5ff1" officeooo:paragraph-rsid="002f1eaf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306f68" officeooo:paragraph-rsid="00306f68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341171" officeooo:paragraph-rsid="0034efc6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3551e6" officeooo:paragraph-rsid="003551e6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414bcc" officeooo:paragraph-rsid="00475ba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4a7bc4" officeooo:paragraph-rsid="004c3a8d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4a7bc4" officeooo:paragraph-rsid="004f9f7a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4a7bc4" officeooo:paragraph-rsid="005064f5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5659a9" officeooo:paragraph-rsid="005659a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rsid="0058207c" officeooo:paragraph-rsid="0058207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weight="normal" officeooo:paragraph-rsid="003c0eee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1.499cm" style:auto-text-indent="false" fo:break-before="page" fo:background-color="transparent"/>
      <style:text-properties fo:font-weight="bold" officeooo:rsid="005659a9" officeooo:paragraph-rsid="005659a9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-1.799cm" style:auto-text-indent="false" style:page-number="auto" fo:background-color="transparent"/>
      <style:text-properties officeooo:paragraph-rsid="00201a73"/>
    </style:style>
    <style:style style:name="P46" style:family="paragraph" style:parent-style-name="Footer">
      <style:paragraph-properties fo:text-align="center" style:justify-single-word="false"/>
      <style:text-properties officeooo:rsid="001eae10" officeooo:paragraph-rsid="001eae10"/>
    </style:style>
    <style:style style:name="P47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.499cm" loext:contextual-spacing="false" fo:text-indent="0cm" style:auto-text-indent="false" fo:background-color="#160703"/>
      <style:text-properties fo:color="#cfbfad"/>
    </style:style>
    <style:style style:name="P48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.499cm" loext:contextual-spacing="false" fo:text-indent="0cm" style:auto-text-indent="false" fo:background-color="#160703"/>
    </style:style>
    <style:style style:name="P49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.499cm" loext:contextual-spacing="false" fo:text-indent="0cm" style:auto-text-indent="false" fo:background-color="#160703" fo:padding="0.049cm" fo:border="none" style:shadow="none" style:writing-mode="page"/>
      <style:text-properties style:text-underline-style="none"/>
    </style:style>
    <style:style style:name="P50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.499cm" loext:contextual-spacing="false" fo:text-indent="0cm" style:auto-text-indent="false" fo:background-color="#160703" fo:padding="0.049cm" fo:border="none" style:shadow="none" style:writing-mode="page"/>
    </style:style>
    <style:style style:name="P51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.499cm" loext:contextual-spacing="false" fo:text-indent="0cm" style:auto-text-indent="false" fo:background-color="#160703" fo:padding="0.049cm" fo:border="none" style:shadow="none" style:writing-mode="page"/>
      <style:text-properties officeooo:paragraph-rsid="002e5ff1"/>
    </style:style>
    <style:style style:name="P52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/>
      <style:text-properties fo:color="#cfbfad"/>
    </style:style>
    <style:style style:name="P53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/>
    </style:style>
    <style:style style:name="P54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/>
      <style:text-properties officeooo:paragraph-rsid="00630d38"/>
    </style:style>
    <style:style style:name="P55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 fo:padding="0.049cm" fo:border="none" style:shadow="none" style:writing-mode="page"/>
      <style:text-properties fo:color="#cfbfad" style:text-underline-style="none"/>
    </style:style>
    <style:style style:name="P56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 fo:padding="0.049cm" fo:border="none" style:shadow="none" style:writing-mode="page"/>
      <style:text-properties fo:color="#cfbfad"/>
    </style:style>
    <style:style style:name="P57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 fo:padding="0.049cm" fo:border="none" style:shadow="none" style:writing-mode="page"/>
      <style:text-properties style:text-underline-style="none"/>
    </style:style>
    <style:style style:name="P58" style:family="paragraph" style:parent-style-name="Preformatted_20_Text">
      <loext:graphic-properties draw:fill="solid" draw:fill-color="#160703" draw:opacity="100%"/>
      <style:paragraph-properties fo:margin-left="0cm" fo:margin-right="0cm" fo:margin-top="0cm" fo:margin-bottom="0cm" loext:contextual-spacing="false" fo:text-indent="0cm" style:auto-text-indent="false" fo:background-color="#160703" fo:padding="0.049cm" fo:border="none" style:shadow="none" style:writing-mode="page"/>
    </style:style>
    <style:style style:name="P59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 fo:padding="0.049cm" fo:border="none" style:shadow="none" style:writing-mode="page"/>
      <style:text-properties fo:font-variant="normal" fo:text-transform="none" fo:color="#000000" style:font-name="Consolas" fo:font-size="9pt" fo:letter-spacing="normal" fo:font-style="normal" fo:font-weight="normal" officeooo:paragraph-rsid="0023c01b" loext:padding="0cm" loext:border="none"/>
    </style:style>
    <style:style style:name="P60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 fo:padding="0.049cm" fo:border="none" style:shadow="none" style:writing-mode="page"/>
      <style:text-properties style:text-underline-style="none" fo:font-weight="normal" officeooo:rsid="003551e6" officeooo:paragraph-rsid="003551e6" style:font-weight-asian="normal" style:font-weight-complex="normal"/>
    </style:style>
    <style:style style:name="P61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 fo:padding="0.049cm" fo:border="none" style:shadow="none" style:writing-mode="page"/>
      <style:text-properties fo:font-weight="normal" officeooo:rsid="00306f68" officeooo:paragraph-rsid="00306f68" style:font-weight-asian="normal" style:font-weight-complex="normal"/>
    </style:style>
    <style:style style:name="P62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 fo:padding="0.049cm" fo:border="none" style:shadow="none" style:writing-mode="page"/>
      <style:text-properties fo:font-weight="normal" officeooo:rsid="002dcd5c" officeooo:paragraph-rsid="002dcd5c" style:font-weight-asian="normal" style:font-weight-complex="normal"/>
    </style:style>
    <style:style style:name="P63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/>
      <style:text-properties fo:font-weight="normal" officeooo:rsid="0027380f" officeooo:paragraph-rsid="0027380f" style:font-weight-asian="normal" style:font-weight-complex="normal"/>
    </style:style>
    <style:style style:name="P64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/>
      <style:text-properties fo:font-weight="normal" officeooo:rsid="00293c19" officeooo:paragraph-rsid="002a3531" style:font-weight-asian="normal" style:font-weight-complex="normal"/>
    </style:style>
    <style:style style:name="P65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/>
      <style:text-properties fo:font-weight="normal" officeooo:rsid="004a7bc4" officeooo:paragraph-rsid="004c43cc" style:font-weight-asian="normal" style:font-weight-complex="normal"/>
    </style:style>
    <style:style style:name="P66" style:family="paragraph" style:parent-style-name="Preformatted_20_Text">
      <loext:graphic-properties draw:fill="solid" draw:fill-color="#160703" draw:opacity="100%"/>
      <style:paragraph-properties fo:margin-left="0cm" fo:margin-right="0cm" fo:line-height="115%" fo:text-align="justify" style:justify-single-word="false" fo:text-indent="0cm" style:auto-text-indent="false" fo:background-color="#160703"/>
      <style:text-properties fo:font-weight="normal" officeooo:rsid="004a7bc4" officeooo:paragraph-rsid="005064f5" style:font-weight-asian="normal" style:font-weight-complex="normal"/>
    </style:style>
    <style:style style:name="T1" style:family="text">
      <style:text-properties officeooo:rsid="001cfb1b"/>
    </style:style>
    <style:style style:name="T2" style:family="text">
      <style:text-properties fo:font-variant="normal" fo:text-transform="none" fo:color="#000000" style:font-name="Times New Roman" fo:font-size="14pt" fo:letter-spacing="normal" fo:font-style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201a73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bold" officeooo:rsid="00201a73" style:font-weight-asian="bold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bold" officeooo:rsid="002d719b" style:font-weight-asian="bold" style:font-weight-complex="bold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bold" officeooo:rsid="0034efc6" style:font-weight-asian="bold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bold" officeooo:rsid="003c0eee" style:font-weight-asian="bold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bold" officeooo:rsid="002f1eaf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bold" officeooo:rsid="00296c17" style:font-weight-asian="bold" style:font-weight-complex="bold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officeooo:rsid="0042e226" style:font-weight-asian="bold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bold" officeooo:rsid="004c3a8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bold" officeooo:rsid="005064f5" style:font-weight-asian="bold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bold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officeooo:rsid="0021277a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officeooo:rsid="002192d4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officeooo:rsid="0023c01b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officeooo:rsid="00296c17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officeooo:rsid="002bac1b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officeooo:rsid="002d719b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officeooo:rsid="002f1eaf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officeooo:rsid="0034efc6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officeooo:rsid="002192d4" style:font-weight-asian="normal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officeooo:rsid="003c0eee" style:font-weight-asian="normal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officeooo:rsid="003db06c" style:font-weight-asian="normal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officeooo:rsid="004045c2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officeooo:rsid="0042e226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officeooo:rsid="0046a810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officeooo:rsid="004adfb6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officeooo:rsid="004c3a8d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officeooo:rsid="004f9f7a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officeooo:rsid="005064f5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officeooo:rsid="0051e5da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officeooo:rsid="00520f9e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officeooo:rsid="0052f631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officeooo:rsid="0054e12c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officeooo:rsid="005622ce"/>
    </style:style>
    <style:style style:name="T4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1" style:family="text">
      <style:text-properties fo:font-variant="normal" fo:text-transform="none" fo:color="#000000" style:font-name="Liberation Mono" fo:font-size="10pt" fo:letter-spacing="normal" fo:font-style="normal" officeooo:rsid="005064f5" style:font-name-asian="DejaVu Sans Mono" style:font-size-asian="10pt" style:font-name-complex="Liberation Mono" style:font-size-complex="10pt"/>
    </style:style>
    <style:style style:name="T42" style:family="text">
      <style:text-properties fo:font-variant="normal" fo:text-transform="none" fo:color="#d57c33" style:font-name="Times New Roman" fo:font-size="14pt" fo:letter-spacing="normal" fo:font-style="normal" fo:font-weight="bold"/>
    </style:style>
    <style:style style:name="T43" style:family="text">
      <style:text-properties fo:font-variant="normal" fo:text-transform="none" fo:color="#d57c33" style:font-name="Times New Roman" fo:font-size="14pt" fo:letter-spacing="normal" fo:font-style="normal" fo:font-weight="bold" officeooo:rsid="004c3a8d"/>
    </style:style>
    <style:style style:name="T44" style:family="text">
      <style:text-properties fo:font-variant="normal" fo:text-transform="none" fo:color="#646482" style:font-name="Times New Roman" fo:font-size="14pt" fo:letter-spacing="normal" fo:font-style="normal"/>
    </style:style>
    <style:style style:name="T45" style:family="text">
      <style:text-properties fo:font-variant="normal" fo:text-transform="none" fo:color="#646482" style:font-name="Times New Roman" fo:font-size="14pt" fo:letter-spacing="normal" fo:font-style="normal" officeooo:rsid="00296c17"/>
    </style:style>
    <style:style style:name="T46" style:family="text">
      <style:text-properties fo:font-variant="normal" fo:text-transform="none" fo:color="#646482" style:font-name="Times New Roman" fo:font-size="14pt" fo:letter-spacing="normal" fo:font-style="normal" officeooo:rsid="004c3a8d"/>
    </style:style>
    <style:style style:name="T47" style:family="text">
      <style:text-properties fo:font-variant="normal" fo:text-transform="none" fo:color="#646482" style:font-name="Times New Roman" fo:font-size="14pt" fo:letter-spacing="normal" fo:font-style="normal" officeooo:rsid="005064f5"/>
    </style:style>
    <style:style style:name="T48" style:family="text">
      <style:text-properties fo:font-variant="normal" fo:text-transform="none" fo:color="#9dba08" style:font-name="Times New Roman" fo:font-size="14pt" fo:letter-spacing="normal" fo:font-style="normal" fo:font-weight="bold"/>
    </style:style>
    <style:style style:name="T49" style:family="text">
      <style:text-properties fo:font-variant="normal" fo:text-transform="none" fo:color="#9dba08" style:font-name="Times New Roman" fo:font-size="14pt" fo:letter-spacing="normal" fo:font-style="normal" fo:font-weight="bold" officeooo:rsid="00296c17"/>
    </style:style>
    <style:style style:name="T50" style:family="text">
      <style:text-properties fo:font-variant="normal" fo:text-transform="none" fo:color="#9dba08" style:font-name="Times New Roman" fo:font-size="14pt" fo:letter-spacing="normal" fo:font-style="normal" fo:font-weight="bold" officeooo:rsid="004c3a8d"/>
    </style:style>
    <style:style style:name="T51" style:family="text">
      <style:text-properties fo:font-variant="normal" fo:text-transform="none" fo:color="#9dba08" style:font-name="Times New Roman" fo:font-size="14pt" fo:letter-spacing="normal" fo:font-style="normal" fo:font-weight="bold" officeooo:rsid="005064f5"/>
    </style:style>
    <style:style style:name="T52" style:family="text">
      <style:text-properties fo:font-variant="normal" fo:text-transform="none" fo:color="#cfbfad" style:font-name="Times New Roman" fo:font-size="14pt" fo:letter-spacing="normal" fo:font-style="normal"/>
    </style:style>
    <style:style style:name="T53" style:family="text">
      <style:text-properties fo:font-variant="normal" fo:text-transform="none" fo:color="#cfbfad" style:font-name="Times New Roman" fo:font-size="14pt" fo:letter-spacing="normal" fo:font-style="normal" officeooo:rsid="00296c17"/>
    </style:style>
    <style:style style:name="T54" style:family="text">
      <style:text-properties fo:font-variant="normal" fo:text-transform="none" fo:color="#cfbfad" style:font-name="Times New Roman" fo:font-size="14pt" fo:letter-spacing="normal" fo:font-style="normal" officeooo:rsid="004c3a8d"/>
    </style:style>
    <style:style style:name="T55" style:family="text">
      <style:text-properties fo:font-variant="normal" fo:text-transform="none" fo:color="#cfbfad" style:font-name="Times New Roman" fo:font-size="14pt" fo:letter-spacing="normal" fo:font-style="normal" officeooo:rsid="005064f5"/>
    </style:style>
    <style:style style:name="T56" style:family="text">
      <style:text-properties fo:font-variant="normal" fo:text-transform="none" fo:color="#ffc66d" style:font-name="Times New Roman" fo:font-size="14pt" fo:letter-spacing="normal" fo:font-style="normal" fo:font-weight="bold"/>
    </style:style>
    <style:style style:name="T57" style:family="text">
      <style:text-properties fo:font-variant="normal" fo:text-transform="none" fo:color="#ffc66d" style:font-name="Times New Roman" fo:font-size="14pt" fo:letter-spacing="normal" fo:font-style="normal" fo:font-weight="bold" officeooo:rsid="00296c17"/>
    </style:style>
    <style:style style:name="T58" style:family="text">
      <style:text-properties fo:font-variant="normal" fo:text-transform="none" fo:color="#ffc66d" style:font-name="Times New Roman" fo:font-size="14pt" fo:letter-spacing="normal" fo:font-style="italic" fo:font-weight="bold" officeooo:rsid="005064f5"/>
    </style:style>
    <style:style style:name="T59" style:family="text">
      <style:text-properties fo:font-variant="normal" fo:text-transform="none" fo:color="#d7a800" style:font-name="Times New Roman" fo:font-size="14pt" fo:letter-spacing="normal" fo:font-style="normal" officeooo:rsid="00296c17"/>
    </style:style>
    <style:style style:name="T60" style:family="text">
      <style:text-properties fo:font-variant="normal" fo:text-transform="none" fo:color="#cb6ecb" style:font-name="Times New Roman" fo:font-size="14pt" fo:letter-spacing="normal" fo:font-style="normal" officeooo:rsid="00296c17"/>
    </style:style>
    <style:style style:name="T61" style:family="text">
      <style:text-properties fo:font-variant="normal" fo:text-transform="none" fo:color="#ffffff" style:font-name="Liberation Mono" fo:font-size="10pt" fo:letter-spacing="normal" fo:font-style="normal" officeooo:rsid="005064f5" style:font-name-asian="DejaVu Sans Mono" style:font-size-asian="10pt" style:font-name-complex="Liberation Mono" style:font-size-complex="10pt"/>
    </style:style>
    <style:style style:name="T62" style:family="text">
      <style:text-properties fo:font-variant="normal" fo:text-transform="none" fo:color="#ffffff" style:font-name="Times New Roman" fo:font-size="14pt" fo:letter-spacing="normal" fo:font-style="normal" officeooo:rsid="00296c17"/>
    </style:style>
    <style:style style:name="T63" style:family="text">
      <style:text-properties fo:font-size="14pt" officeooo:rsid="00201a73" style:font-size-asian="14pt" style:font-size-complex="14pt"/>
    </style:style>
    <style:style style:name="T64" style:family="text">
      <style:text-properties fo:font-size="14pt" fo:font-weight="bold" officeooo:rsid="00201a73" style:font-size-asian="14pt" style:font-weight-asian="bold" style:font-size-complex="14pt" style:font-weight-complex="bold"/>
    </style:style>
    <style:style style:name="T65" style:family="text">
      <style:text-properties style:font-name="Times New Roman" fo:font-size="14pt"/>
    </style:style>
    <style:style style:name="T66" style:family="text">
      <style:text-properties fo:color="#d57c33" style:font-name="Times New Roman" fo:font-size="14pt" fo:font-weight="bold"/>
    </style:style>
    <style:style style:name="T67" style:family="text">
      <style:text-properties fo:color="#d57c33" fo:font-weight="bold"/>
    </style:style>
    <style:style style:name="T68" style:family="text">
      <style:text-properties fo:color="#646482"/>
    </style:style>
    <style:style style:name="T69" style:family="text">
      <style:text-properties fo:color="#646482" style:font-name="Times New Roman" fo:font-size="14pt"/>
    </style:style>
    <style:style style:name="T70" style:family="text">
      <style:text-properties fo:color="#9dba08" style:font-name="Times New Roman" fo:font-size="14pt" fo:font-weight="bold"/>
    </style:style>
    <style:style style:name="T71" style:family="text">
      <style:text-properties fo:color="#9dba08" fo:font-weight="bold"/>
    </style:style>
    <style:style style:name="T72" style:family="text">
      <style:text-properties fo:color="#cfbfad"/>
    </style:style>
    <style:style style:name="T73" style:family="text">
      <style:text-properties fo:color="#d7a800"/>
    </style:style>
    <style:style style:name="T74" style:family="text">
      <style:text-properties fo:color="#ffc66d"/>
    </style:style>
    <style:style style:name="T75" style:family="text">
      <style:text-properties fo:color="#ffc66d" fo:font-weight="bold"/>
    </style:style>
    <style:style style:name="T76" style:family="text">
      <style:text-properties fo:color="#ffc66d" fo:font-style="italic"/>
    </style:style>
    <style:style style:name="T77" style:family="text">
      <style:text-properties fo:color="#ffc66d" fo:font-style="italic" fo:font-weight="bold"/>
    </style:style>
    <style:style style:name="T78" style:family="text">
      <style:text-properties fo:color="#fadefc"/>
    </style:style>
    <style:style style:name="T79" style:family="text">
      <style:text-properties fo:color="#cb6ecb"/>
    </style:style>
    <style:style style:name="T80" style:family="text">
      <style:text-properties fo:color="#ef2929"/>
    </style:style>
    <style:style style:name="T81" style:family="text">
      <style:text-properties fo:color="#13c42b" fo:font-style="italic"/>
    </style:style>
    <style:style style:name="T82" style:family="text">
      <style:text-properties fo:color="#7ea866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2"><text:lin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  <table:table-row>
          <table:table-cell table:style-name="Таблица1.A1" table:number-columns-spanned="2" office:value-type="string">
            <text:p text:style-name="P1">Отчёт о выполненой лабораторной работе</text:p>
          </table:table-cell>
          <table:covered-table-cell/>
        </table:table-row>
        <table:table-row>
          <table:table-cell table:style-name="Таблица1.A1" table:number-columns-spanned="2" office:value-type="string">
            <text:p text:style-name="P4"><text:span text:style-name="T1">Тема: «</text:span><text:span text:style-name="T40">Защищенное сетевое взаимодействие</text:span><text:span text:style-name="T1">»</text:span></text:p>
          </table:table-cell>
          <table:covered-table-cell/>
        </table:table-row>
        <table:table-row>
          <table:table-cell table:style-name="Таблица1.A1" table:number-columns-spanned="2" office:value-type="string">
            <text:p text:style-name="P2"/>
          </table:table-cell>
          <table:covered-table-cell/>
        </table:table-row>
        <table:table-row>
          <table:table-cell table:style-name="Таблица1.A1" office:value-type="string">
            <text:p text:style-name="P2">Выполнил:</text:p>
          </table:table-cell>
          <table:table-cell table:style-name="Таблица1.A1" office:value-type="string">
            <text:p text:style-name="P3">Студент группы 15-ИТ-1</text:p>
            <text:p text:style-name="P3">Стеняев Андрей Дмитриевич</text:p>
          </table:table-cell>
        </table:table-row>
      </table:table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64">Цель</text:span><text:span text:style-name="T63">:</text:span></text:p>
          </table:table-cell>
          <table:table-cell table:style-name="Таблица2.A1" office:value-type="string">
            <text:p text:style-name="P6"><text:span text:style-name="T3">Изучения функций openssl для создания защищенных соединений.</text:span></text:p>
          </table:table-cell>
        </table:table-row>
        <table:table-row>
          <table:table-cell table:style-name="Таблица2.A1" office:value-type="string">
            <text:p text:style-name="P45"><text:span text:style-name="T7">Задача</text:span><text:span text:style-name="T4">:</text:span></text:p>
          </table:table-cell>
          <table:table-cell table:style-name="Таблица2.A1" office:value-type="string">
            <text:p text:style-name="P16"><text:span text:style-name="T3">Организовать взаимодействие типа клиент - сервер. Клиент при входе в связь с сервером должен ввести пароль. Разрешено сделать три попытки. Если пароль не верен, сервер должен блокировать IP-адрес клиента на 5 минут. Протокол TCP.</text:span></text:p>
            <text:p text:style-name="P7">Поддержка нескольких клиентов одновременно.</text:p>
          </table:table-cell>
        </table:table-row>
      </table:table>
      <text:p text:style-name="P6"><text:span text:style-name="T3"/></text:p>
      <text:p text:style-name="P14"><text:span text:style-name="T2">Ход работы</text:span></text:p>
      <text:p text:style-name="P23"><text:span text:style-name="T2">Предположим, что мы знаем достаточно о том, как запрограммировать простые клиентскую и серверную программы, </text:span><text:span text:style-name="T18">поэтому пояснения по этой части будут опущены</text:span><text:span text:style-name="T2">.</text:span></text:p>
      <text:p text:style-name="P27"><text:span text:style-name="T2">Первым делом я написал разного рода классы для выполнения поставленной задачи, но обо всё по-порядку.</text:span></text:p>
      <text:p text:style-name="P28"><text:span text:style-name="T2">Первые два класса, используемые для выполнения работы — </text:span><text:span text:style-name="T6">TlsServer</text:span><text:span text:style-name="T2"> и </text:span><text:span text:style-name="T6">TlsClient</text:span><text:span text:style-name="T2">. Оба класса являются абстрактными и предназначены для выполнения основных процедур получения и настройки сокетов, а так же их последующая эксплуатация. Вся первоначальная настройка сокета выполняется в конструкторе. В случае ошибки отправляется исключение с объектом nullptr (мне было лень писать отдельный класс-исключение). Для начала работы у клиента и сервера вызывается метод start. В этом методе выполняются какие-то архиважные задачи по установке соединения, после чего управление передаётся абстрактному методу onConnect. </text:span><text:span text:style-name="T19">Листинги интерфейсов клиента(листинг 1) и сервера (листинг 2) представлены ниже.</text:span></text:p>
      <text:p text:style-name="P28"><text:span text:style-name="T19"/></text:p>
      <text:p text:style-name="P17"><text:span text:style-name="T6">Листинг 1</text:span><text:span text:style-name="T2">: Интерфейс класса </text:span><text:span text:style-name="T6">TlsClient</text:span></text:p>
      <text:p text:style-name="P59"><text:span text:style-name="T66">class</text:span><text:span text:style-name="T69"> </text:span><text:span text:style-name="T70">TlsClient</text:span></text:p>
      <text:p text:style-name="P52">{</text:p>
      <text:p text:style-name="P48"><text:span text:style-name="T67">private</text:span><text:span text:style-name="T72">:</text:span></text:p>
      <text:p text:style-name="P53"><text:span text:style-name="T68"><text:s text:c="4"/></text:span><text:span text:style-name="T71">Socket</text:span><text:span text:style-name="T68"> </text:span><text:span text:style-name="T73">_socket</text:span><text:span text:style-name="T72">;</text:span></text:p>
      <text:p text:style-name="P53"><text:span text:style-name="T68"><text:s text:c="4"/></text:span><text:span text:style-name="T71">unsigned</text:span><text:span text:style-name="T68"> </text:span><text:span text:style-name="T71">short</text:span><text:span text:style-name="T68"> </text:span><text:span text:style-name="T73">_port</text:span><text:span text:style-name="T72">;</text:span></text:p>
      <text:p text:style-name="P48"><text:span text:style-name="T68"><text:s text:c="4"/></text:span><text:span text:style-name="T71">sockaddr_in</text:span><text:span text:style-name="T68"> </text:span><text:span text:style-name="T73">_addres</text:span><text:span text:style-name="T72">;</text:span></text:p>
      <text:p text:style-name="P48"><text:span text:style-name="T68"><text:s text:c="4"/></text:span><text:span text:style-name="T71">SSLContext</text:span><text:span text:style-name="T68"> </text:span><text:span text:style-name="T73">_sslContext</text:span><text:span text:style-name="T72">;</text:span></text:p>
      <text:p text:style-name="P53"><text:span text:style-name="T67">public</text:span><text:span text:style-name="T72">:</text:span></text:p>
      <text:p text:style-name="P53"><text:span text:style-name="T68"><text:s text:c="4"/></text:span><text:span text:style-name="T71">TlsClient</text:span><text:span text:style-name="T72">(</text:span><text:span text:style-name="T71">std</text:span><text:span text:style-name="T72">::</text:span><text:span text:style-name="T71">string</text:span><text:span text:style-name="T68"> </text:span>serverAddres<text:span text:style-name="T72">,</text:span><text:span text:style-name="T68"> </text:span><text:span text:style-name="T71">unsigned</text:span><text:span text:style-name="T68"> </text:span><text:span text:style-name="T71">short</text:span><text:span text:style-name="T68"> </text:span>port<text:span text:style-name="T72">);</text:span></text:p>
      <text:p text:style-name="P48"><text:span text:style-name="T68"><text:s text:c="4"/></text:span><text:span text:style-name="T72">~</text:span><text:span text:style-name="T71">TlsClient</text:span><text:span text:style-name="T72">();</text:span></text:p>
      <text:p text:style-name="P48"><text:span text:style-name="T68"><text:s text:c="4"/></text:span><text:span text:style-name="T71">void</text:span><text:span text:style-name="T68"> </text:span><text:span text:style-name="T75">start</text:span><text:span text:style-name="T72">();</text:span></text:p>
      <text:p text:style-name="P53"><text:span text:style-name="T67">protected</text:span><text:span text:style-name="T72">:</text:span></text:p>
      <text:p text:style-name="P53"><text:span text:style-name="T68"><text:s text:c="4"/></text:span><text:span text:style-name="T67">virtual</text:span><text:span text:style-name="T68"> </text:span><text:span text:style-name="T71">void</text:span><text:span text:style-name="T68"> </text:span><text:span text:style-name="T77">onConnect</text:span><text:span text:style-name="T72">(</text:span><text:span text:style-name="T71">TLSConnect</text:span><text:span text:style-name="T72">&amp;</text:span><text:span text:style-name="T68"> </text:span>connect<text:span text:style-name="T72">)</text:span><text:span text:style-name="T68"> </text:span><text:span text:style-name="T72">=</text:span><text:span text:style-name="T68"> </text:span><text:span text:style-name="T78">0</text:span><text:span text:style-name="T72">;</text:span></text:p>
      <text:p text:style-name="P52">};</text:p>
      <text:p text:style-name="P15"><text:soft-page-break/><text:span text:style-name="T6">Листинг 2</text:span><text:span text:style-name="T2">: Интерфейс класса </text:span><text:span text:style-name="T6">TlsServer</text:span></text:p>
      <text:p text:style-name="P63"><text:span text:style-name="T42">class</text:span><text:span text:style-name="T44"> </text:span><text:span text:style-name="T48">TlsServer</text:span></text:p>
      <text:p text:style-name="P52">{</text:p>
      <text:p text:style-name="P53"><text:span text:style-name="T67">private</text:span><text:span text:style-name="T72">:</text:span></text:p>
      <text:p text:style-name="P48"><text:span text:style-name="T68"><text:s text:c="4"/></text:span><text:span text:style-name="T71">std</text:span><text:span text:style-name="T72">::</text:span><text:span text:style-name="T71">list</text:span><text:span text:style-name="T72">&lt;</text:span><text:span text:style-name="T71">std</text:span><text:span text:style-name="T72">::</text:span><text:span text:style-name="T71">thread</text:span><text:span text:style-name="T72">&gt;</text:span><text:span text:style-name="T68"> </text:span><text:span text:style-name="T73">_listOfThreads</text:span><text:span text:style-name="T72">;</text:span></text:p>
      <text:p text:style-name="P53"><text:span text:style-name="T68"><text:s text:c="4"/></text:span><text:span text:style-name="T71">Socket</text:span><text:span text:style-name="T68"> </text:span><text:span text:style-name="T73">_socket</text:span><text:span text:style-name="T72">;</text:span></text:p>
      <text:p text:style-name="P53"><text:span text:style-name="T68"><text:s text:c="4"/></text:span><text:span text:style-name="T71">unsigned</text:span><text:span text:style-name="T68"> </text:span><text:span text:style-name="T71">short</text:span><text:span text:style-name="T68"> </text:span><text:span text:style-name="T73">_port</text:span><text:span text:style-name="T72">;</text:span></text:p>
      <text:p text:style-name="P48"><text:span text:style-name="T68"><text:s text:c="4"/></text:span><text:span text:style-name="T71">sockaddr_in</text:span><text:span text:style-name="T68"> </text:span><text:span text:style-name="T73">_addres</text:span><text:span text:style-name="T72">;</text:span></text:p>
      <text:p text:style-name="P48"><text:span text:style-name="T68"><text:s text:c="4"/></text:span><text:span text:style-name="T71">SSLContext</text:span><text:span text:style-name="T68"> </text:span><text:span text:style-name="T73">_sslContext</text:span><text:span text:style-name="T72">;</text:span></text:p>
      <text:p text:style-name="P53"><text:span text:style-name="T67">public</text:span><text:span text:style-name="T72">:</text:span></text:p>
      <text:p text:style-name="P53"><text:span text:style-name="T68"><text:s text:c="4"/></text:span><text:span text:style-name="T71">TlsServer</text:span><text:span text:style-name="T72">(</text:span><text:span text:style-name="T71">unsigned</text:span><text:span text:style-name="T68"> </text:span><text:span text:style-name="T71">short</text:span><text:span text:style-name="T68"> </text:span>port<text:span text:style-name="T72">);</text:span></text:p>
      <text:p text:style-name="P48"><text:span text:style-name="T68"><text:s text:c="4"/></text:span><text:span text:style-name="T72">~</text:span><text:span text:style-name="T71">TlsServer</text:span><text:span text:style-name="T72">();</text:span></text:p>
      <text:p text:style-name="P48"><text:span text:style-name="T68"><text:s text:c="4"/></text:span><text:span text:style-name="T71">void</text:span><text:span text:style-name="T68"> </text:span><text:span text:style-name="T75">start</text:span><text:span text:style-name="T72">();</text:span></text:p>
      <text:p text:style-name="P53"><text:span text:style-name="T67">protected</text:span><text:span text:style-name="T72">:</text:span></text:p>
      <text:p text:style-name="P48"><text:span text:style-name="T68"><text:s text:c="4"/></text:span><text:span text:style-name="T67">virtual</text:span><text:span text:style-name="T68"> </text:span><text:span text:style-name="T71">void</text:span><text:span text:style-name="T68"> </text:span><text:span text:style-name="T77">onConnect</text:span><text:span text:style-name="T72">(</text:span><text:span text:style-name="T71">TLSConnect</text:span><text:span text:style-name="T72">&amp;</text:span><text:span text:style-name="T68"> </text:span>connect<text:span text:style-name="T72">)</text:span><text:span text:style-name="T68"> </text:span><text:span text:style-name="T72">=</text:span><text:span text:style-name="T68"> </text:span><text:span text:style-name="T78">0</text:span><text:span text:style-name="T72">;</text:span></text:p>
      <text:p text:style-name="P53"><text:span text:style-name="T68"><text:s text:c="4"/></text:span><text:span text:style-name="T71">void</text:span><text:span text:style-name="T68"> </text:span><text:span text:style-name="T75">onConnectThread</text:span><text:span text:style-name="T72">(</text:span><text:span text:style-name="T71">std</text:span><text:span text:style-name="T72">::</text:span><text:span text:style-name="T71">shared_ptr</text:span><text:span text:style-name="T72">&lt;</text:span><text:span text:style-name="T71">TLSConnect</text:span><text:span text:style-name="T72">&gt;</text:span><text:span text:style-name="T68"> </text:span>connect<text:span text:style-name="T72">);</text:span></text:p>
      <text:p text:style-name="P53"><text:span text:style-name="T72">};</text:span></text:p>
      <text:p text:style-name="P29"><text:span text:style-name="T2"/></text:p>
      <text:p text:style-name="P30"><text:span text:style-name="T2">Рассмотрим конструктор </text:span><text:span text:style-name="T20">класса </text:span><text:span text:style-name="T12">TlsClient</text:span><text:span text:style-name="T20">(Листинг 3).</text:span></text:p>
      <text:p text:style-name="P30"><text:span text:style-name="T20"/></text:p>
      <text:p text:style-name="P8"><text:span text:style-name="T6">Листинг3</text:span><text:span text:style-name="T2">: Конструктор класса </text:span><text:span text:style-name="T6">TlsClient</text:span></text:p>
      <text:p text:style-name="P64"><text:span text:style-name="T49">TlsClient</text:span><text:span text:style-name="T53">::</text:span><text:span text:style-name="T57">TlsClient</text:span><text:span text:style-name="T53">(</text:span><text:span text:style-name="T49">std</text:span><text:span text:style-name="T53">::</text:span><text:span text:style-name="T49">string</text:span><text:span text:style-name="T45"> </text:span><text:span text:style-name="T62">serverAddres</text:span><text:span text:style-name="T53">,</text:span><text:span text:style-name="T45"> </text:span><text:span text:style-name="T49">unsigned</text:span><text:span text:style-name="T45"> </text:span><text:span text:style-name="T49">short</text:span><text:span text:style-name="T45"> </text:span><text:span text:style-name="T62">port)</text:span><text:span text:style-name="T45"> </text:span><text:span text:style-name="T53">:</text:span><text:span text:style-name="T45"> </text:span></text:p>
      <text:p text:style-name="P64"><text:span text:style-name="T59">_port</text:span><text:span text:style-name="T53">(</text:span><text:span text:style-name="T20">port</text:span><text:span text:style-name="T53">),</text:span><text:span text:style-name="T45"> </text:span></text:p>
      <text:p text:style-name="P64"><text:span text:style-name="T59">_sslContext</text:span><text:span text:style-name="T53">(</text:span><text:span text:style-name="T49">SSLContext</text:span><text:span text:style-name="T53">::</text:span><text:span text:style-name="T60">SSL_Client</text:span><text:span text:style-name="T53">)</text:span></text:p>
      <text:p text:style-name="P47">{</text:p>
      <text:p text:style-name="P53"><text:span text:style-name="T68"><text:s text:c="4"/></text:span><text:span text:style-name="T73">_socket</text:span><text:span text:style-name="T68"> </text:span><text:span text:style-name="T72">=</text:span><text:span text:style-name="T68"> </text:span><text:span text:style-name="T74">createSocketTCP</text:span><text:span text:style-name="T72">();</text:span></text:p>
      <text:p text:style-name="P53"><text:span text:style-name="T68"><text:s text:c="4"/></text:span><text:span text:style-name="T67">if</text:span><text:span text:style-name="T68"> </text:span><text:span text:style-name="T72">(!</text:span><text:span text:style-name="T73">_socket</text:span><text:span text:style-name="T72">)</text:span></text:p>
      <text:p text:style-name="P53"><text:span text:style-name="T68"><text:s text:c="4"/></text:span><text:span text:style-name="T72">{</text:span></text:p>
      <text:p text:style-name="P53"><text:span text:style-name="T68"><text:s text:c="8"/></text:span><text:span text:style-name="T67">throw</text:span><text:span text:style-name="T68"> </text:span><text:span text:style-name="T67">nullptr</text:span><text:span text:style-name="T72">;</text:span></text:p>
      <text:p text:style-name="P48"><text:span text:style-name="T68"><text:s text:c="4"/></text:span><text:span text:style-name="T72">}</text:span></text:p>
      <text:p text:style-name="P53"><text:span text:style-name="T68"><text:s text:c="4"/></text:span><text:span text:style-name="T73">_addres</text:span><text:span text:style-name="T72">.</text:span><text:span text:style-name="T73">sin_family</text:span><text:span text:style-name="T68"> </text:span><text:span text:style-name="T72">=</text:span><text:span text:style-name="T68"> </text:span><text:span text:style-name="T80">AF_INET</text:span><text:span text:style-name="T72">;</text:span></text:p>
      <text:p text:style-name="P53"><text:span text:style-name="T68"><text:s text:c="4"/></text:span><text:span text:style-name="T73">_addres</text:span><text:span text:style-name="T72">.</text:span><text:span text:style-name="T73">sin_port</text:span><text:span text:style-name="T68"> </text:span><text:span text:style-name="T72">=</text:span><text:span text:style-name="T68"> </text:span><text:span text:style-name="T74">htons</text:span><text:span text:style-name="T72">(</text:span>port<text:span text:style-name="T72">);</text:span></text:p>
      <text:p text:style-name="P53"><text:span text:style-name="T68"><text:s text:c="4"/></text:span><text:span text:style-name="T67">if</text:span><text:span text:style-name="T68"> </text:span><text:span text:style-name="T72">(</text:span><text:span text:style-name="T74">inet_pton</text:span><text:span text:style-name="T72">(</text:span><text:span text:style-name="T80">AF_INET</text:span><text:span text:style-name="T72">,</text:span><text:span text:style-name="T68"> </text:span>serverAddres<text:span text:style-name="T72">.</text:span><text:span text:style-name="T74">c_str</text:span><text:span text:style-name="T72">(),</text:span><text:span text:style-name="T68"> </text:span><text:span text:style-name="T72">&amp;(</text:span><text:span text:style-name="T73">_addres</text:span><text:span text:style-name="T72">.</text:span><text:span text:style-name="T73">sin_addr</text:span><text:span text:style-name="T72">))</text:span><text:span text:style-name="T68"> </text:span><text:span text:style-name="T72">&lt;=</text:span><text:span text:style-name="T68"> </text:span><text:span text:style-name="T78">0</text:span><text:span text:style-name="T72">)</text:span></text:p>
      <text:p text:style-name="P53"><text:span text:style-name="T68"><text:s text:c="4"/></text:span><text:span text:style-name="T72">{</text:span></text:p>
      <text:p text:style-name="P53"><text:span text:style-name="T68"><text:s text:c="8"/></text:span><text:span text:style-name="T67">throw</text:span><text:span text:style-name="T68"> </text:span><text:span text:style-name="T67">nullptr</text:span><text:span text:style-name="T72">;</text:span></text:p>
      <text:p text:style-name="P53"><text:span text:style-name="T68"><text:s text:c="4"/></text:span><text:span text:style-name="T72">}</text:span></text:p>
      <text:p text:style-name="P52">}</text:p>
      <text:p text:style-name="P9"><text:span text:style-name="T20"/></text:p>
      <text:p text:style-name="P31"><text:span text:style-name="T2">В теле конструктора </text:span><text:span text:style-name="T6">TlsClient</text:span><text:span text:style-name="T2">(Листинг 3) происходит получение сокета и <text:s/>заполнение структуры </text:span><text:span text:style-name="T6">sockaddr_in</text:span><text:span text:style-name="T2"> (В конструкторе </text:span><text:span text:style-name="T6">TlsServer</text:span><text:span text:style-name="T2"> так же происходит «bind» сокета).</text:span><text:span text:style-name="T21"> </text:span></text:p>
      <text:p text:style-name="P32"><text:soft-page-break/><text:span text:style-name="T2">В интерфейсах </text:span><text:span text:style-name="T6">TlsClient</text:span><text:span text:style-name="T2">(Листинг 1) и </text:span><text:span text:style-name="T6">TlsServer</text:span><text:span text:style-name="T2">(Листинг 2) присутствует поле _sslContext типа </text:span><text:span text:style-name="T6">SSLContext</text:span><text:span text:style-name="T2">. Это поле — объект класса </text:span><text:span text:style-name="T6">SSLContext</text:span><text:span text:style-name="T2">, который отвечает за создание и настройку </text:span><text:span text:style-name="T6">SSL_CTX</text:span><text:span text:style-name="T2">. </text:span><text:span text:style-name="T22">Интерфейс класса представлен в листинге 4.</text:span></text:p>
      <text:p text:style-name="P32"><text:span text:style-name="T22"/></text:p>
      <text:p text:style-name="P18"><text:span text:style-name="T8">Л</text:span><text:span text:style-name="T6">истинг 4</text:span><text:span text:style-name="T2">: Интерфейс класса </text:span><text:span text:style-name="T6">SSLContext</text:span></text:p>
      <text:p text:style-name="P62"><text:span text:style-name="T42">class</text:span><text:span text:style-name="T44"> </text:span><text:span text:style-name="T48">SSLContext</text:span></text:p>
      <text:p text:style-name="P56">{</text:p>
      <text:p text:style-name="P58"><text:span text:style-name="T67">public</text:span><text:span text:style-name="T72">:</text:span></text:p>
      <text:p text:style-name="P58"><text:span text:style-name="T68"><text:s text:c="4"/></text:span><text:span text:style-name="T67">enum</text:span><text:span text:style-name="T68"> </text:span><text:span text:style-name="T71">SSLContextType</text:span></text:p>
      <text:p text:style-name="P58"><text:span text:style-name="T68"><text:s text:c="4"/></text:span><text:span text:style-name="T72">{</text:span></text:p>
      <text:p text:style-name="P58"><text:span text:style-name="T68"><text:s text:c="8"/></text:span><text:span text:style-name="T79">SSL_Client</text:span><text:span text:style-name="T72">,</text:span></text:p>
      <text:p text:style-name="P58"><text:span text:style-name="T68"><text:s text:c="8"/></text:span><text:span text:style-name="T79">SSL_Server</text:span></text:p>
      <text:p text:style-name="P50"><text:span text:style-name="T68"><text:s text:c="4"/></text:span><text:span text:style-name="T72">};</text:span></text:p>
      <text:p text:style-name="P58"><text:span text:style-name="T67">private</text:span><text:span text:style-name="T72">:</text:span></text:p>
      <text:p text:style-name="P50"><text:span text:style-name="T68"><text:s text:c="4"/></text:span><text:span text:style-name="T71">std</text:span><text:span text:style-name="T72">::</text:span><text:span text:style-name="T71">unique_ptr</text:span><text:span text:style-name="T72">&lt;</text:span><text:span text:style-name="T71">SSL_CTX</text:span><text:span text:style-name="T72">,</text:span><text:span text:style-name="T68"> </text:span><text:span text:style-name="T67">decltype</text:span><text:span text:style-name="T72">(&amp;::</text:span>SSL_CTX_free<text:span text:style-name="T72">)&gt;</text:span><text:span text:style-name="T68"> </text:span><text:span text:style-name="T73">_sslContext</text:span><text:span text:style-name="T72">;</text:span></text:p>
      <text:p text:style-name="P58"><text:span text:style-name="T67">public</text:span><text:span text:style-name="T72">:</text:span></text:p>
      <text:p text:style-name="P50"><text:span text:style-name="T68"><text:s text:c="4"/></text:span><text:span text:style-name="T71">SSLContext</text:span><text:span text:style-name="T72">(</text:span><text:span text:style-name="T71">SSLContextType</text:span><text:span text:style-name="T68"> </text:span>type<text:span text:style-name="T72">);</text:span></text:p>
      <text:p text:style-name="P51"><text:span text:style-name="T68"><text:s text:c="4"/></text:span><text:span text:style-name="T71">SSLContext</text:span><text:span text:style-name="T72">(</text:span><text:span text:style-name="T71">SSLContextType</text:span><text:span text:style-name="T68"> </text:span>type<text:span text:style-name="T72">,</text:span><text:span text:style-name="T68"> </text:span><text:span text:style-name="T71">std</text:span><text:span text:style-name="T72">::</text:span><text:span text:style-name="T71">string</text:span><text:span text:style-name="T68"> </text:span>sertificateFilePath<text:span text:style-name="T72">,</text:span><text:span text:style-name="T68"> <text:tab/><text:tab/><text:tab/><text:tab/><text:tab/><text:tab/><text:tab/><text:tab/></text:span><text:span text:style-name="T71">std</text:span><text:span text:style-name="T72">::</text:span><text:span text:style-name="T71">string</text:span><text:span text:style-name="T68"> </text:span>privateKeyFilePath<text:span text:style-name="T72">);</text:span></text:p>
      <text:p text:style-name="P50"><text:span text:style-name="T68"><text:s text:c="4"/></text:span><text:span text:style-name="T67">inline</text:span><text:span text:style-name="T68"> </text:span><text:span text:style-name="T71">SSL_CTX</text:span><text:span text:style-name="T72">*</text:span><text:span text:style-name="T68"> </text:span><text:span text:style-name="T75">getSSLCTX</text:span><text:span text:style-name="T72">();</text:span></text:p>
      <text:p text:style-name="P50"><text:span text:style-name="T68"><text:s text:c="4"/></text:span><text:span text:style-name="T67">inline</text:span><text:span text:style-name="T68"> </text:span><text:span text:style-name="T67">operator</text:span><text:span text:style-name="T68"> </text:span><text:span text:style-name="T71">SSL_CTX</text:span><text:span text:style-name="T72">*</text:span><text:span text:style-name="T68"> </text:span><text:span text:style-name="T72">()</text:span><text:span text:style-name="T68"> </text:span><text:span text:style-name="T72">{</text:span><text:span text:style-name="T68"> </text:span><text:span text:style-name="T67">return</text:span><text:span text:style-name="T68"> </text:span><text:span text:style-name="T73">_sslContext</text:span><text:span text:style-name="T72">.</text:span><text:span text:style-name="T74">get</text:span><text:span text:style-name="T72">();</text:span><text:span text:style-name="T68"> </text:span><text:span text:style-name="T72">}</text:span></text:p>
      <text:p text:style-name="P58"><text:span text:style-name="T67">private</text:span><text:span text:style-name="T72">:</text:span></text:p>
      <text:p text:style-name="P58"><text:span text:style-name="T68"><text:s text:c="4"/></text:span><text:span text:style-name="T71">void</text:span><text:span text:style-name="T68"> </text:span><text:span text:style-name="T75">m_generatePrivateKeyAndCertificate</text:span><text:span text:style-name="T72">();</text:span></text:p>
      <text:p text:style-name="P56">};</text:p>
      <text:p text:style-name="P10"><text:span text:style-name="T2"/></text:p>
      <text:p text:style-name="P33"><text:span text:style-name="T22">К</text:span><text:span text:style-name="T2">ласс </text:span><text:span text:style-name="T6">SSLContext</text:span><text:span text:style-name="T2">(Листинг 4) имеет два конструктора. Их отличие заключается в том, что первый конструктор вызывает метод генерации сертификата и ключа, что бы получить сертификат и ключ, а второй конструктор получает эти данные из файлов сертификата и ключа. </text:span><text:span text:style-name="T23">Так же нужно отметить, что все классы, работающие с </text:span><text:span text:style-name="T11">OpenSSL</text:span><text:span text:style-name="T23">, в случае ошибки бросают исключение </text:span><text:span text:style-name="T11">SSLException</text:span><text:span text:style-name="T23"> с сообщение о том, что пошло не так. Весь исходный код класса </text:span><text:span text:style-name="T6">SSLContext</text:span><text:span text:style-name="T2">(Листинг 4) </text:span><text:span text:style-name="T23">можно посмотреть в приложении к отчёту.</text:span></text:p>
      <text:p text:style-name="P34"><text:span text:style-name="T23">П</text:span><text:span text:style-name="T2">осле создания объектов сервера и клиента можно выполнить их запуск, вызвав метод start. У клиента этот метод выполняет соединение с сервером и создаёт объект защищённого соединения: </text:span><text:span text:style-name="T6">SSLConnect</text:span><text:span text:style-name="T2">. У меня не было желания пихать всё в один класс, поэтому я написал класс </text:span><text:span text:style-name="T6">TLSConnect</text:span><text:span text:style-name="T2">, который расширяет класс </text:span><text:span text:style-name="T6">SSLConnect</text:span><text:span text:style-name="T2">. После создания защищённого соединения вызывается метод onConnect, в который передаётся адрес объекта </text:span><text:span text:style-name="T6">TLSConnect</text:span><text:span text:style-name="T2">, </text:span><text:soft-page-break/><text:span text:style-name="T2">через который и будет происходить обмен сообщениями. Код метода start приведён в листинге 5.</text:span></text:p>
      <text:p text:style-name="P34"><text:span text:style-name="T2"/></text:p>
      <text:p text:style-name="P19"><text:span text:style-name="T6">Листинг 5</text:span><text:span text:style-name="T2">: Метод start класса </text:span><text:span text:style-name="T6">TlsClient</text:span></text:p>
      <text:p text:style-name="P61"><text:span text:style-name="T48">void</text:span><text:span text:style-name="T44"> </text:span><text:span text:style-name="T48">TlsClient</text:span><text:span text:style-name="T52">::</text:span><text:span text:style-name="T56">start</text:span><text:span text:style-name="T52">()</text:span></text:p>
      <text:p text:style-name="P56">{</text:p>
      <text:p text:style-name="P58"><text:span text:style-name="T68"><text:s text:c="4"/></text:span><text:span text:style-name="T67">typedef</text:span><text:span text:style-name="T68"> </text:span><text:span text:style-name="T71">sockaddr</text:span><text:span text:style-name="T72">*</text:span><text:span text:style-name="T68"> </text:span><text:span text:style-name="T71">pSockaddr</text:span><text:span text:style-name="T72">;</text:span><text:span text:style-name="T68"> </text:span><text:span text:style-name="T81">//</text:span><text:span text:style-name="T68"> </text:span><text:span text:style-name="T81">Для</text:span><text:span text:style-name="T68"> </text:span><text:span text:style-name="T81">более</text:span><text:span text:style-name="T68"> </text:span><text:span text:style-name="T81">читаемого</text:span><text:span text:style-name="T68"> </text:span><text:span text:style-name="T81">приведения</text:span></text:p>
      <text:p text:style-name="P58"><text:span text:style-name="T68"><text:s text:c="4"/></text:span><text:span text:style-name="T67">if</text:span><text:span text:style-name="T72">(</text:span>connect<text:span text:style-name="T72">(</text:span><text:span text:style-name="T73">_socket</text:span><text:span text:style-name="T72">,</text:span><text:span text:style-name="T68"> </text:span><text:span text:style-name="T71">pSockaddr</text:span><text:span text:style-name="T72">(&amp;</text:span><text:span text:style-name="T73">_addres</text:span><text:span text:style-name="T72">),</text:span><text:span text:style-name="T68"> </text:span><text:span text:style-name="T67">sizeof</text:span><text:span text:style-name="T72">(</text:span><text:span text:style-name="T73">_addres</text:span><text:span text:style-name="T72">))</text:span><text:span text:style-name="T68"> </text:span><text:span text:style-name="T72">!=</text:span><text:span text:style-name="T68"> </text:span><text:span text:style-name="T78">0</text:span><text:span text:style-name="T72">)</text:span></text:p>
      <text:p text:style-name="P58"><text:span text:style-name="T68"><text:s text:c="4"/></text:span><text:span text:style-name="T72">{</text:span></text:p>
      <text:p text:style-name="P58"><text:span text:style-name="T68"><text:s text:c="8"/></text:span><text:span text:style-name="T67">throw</text:span><text:span text:style-name="T68"> </text:span><text:span text:style-name="T67">nullptr</text:span><text:span text:style-name="T72">;</text:span></text:p>
      <text:p text:style-name="P50"><text:span text:style-name="T68"><text:s text:c="4"/></text:span><text:span text:style-name="T72">}</text:span></text:p>
      <text:p text:style-name="P58"><text:span text:style-name="T68"><text:s text:c="4"/></text:span><text:span text:style-name="T71">TLSConnect</text:span><text:span text:style-name="T68"> </text:span>connect<text:span text:style-name="T72">(</text:span><text:span text:style-name="T73">_sslContext</text:span><text:span text:style-name="T72">,</text:span><text:span text:style-name="T68"> </text:span><text:span text:style-name="T73">_socket</text:span><text:span text:style-name="T72">,</text:span><text:span text:style-name="T68"> </text:span><text:span text:style-name="T73">_addres</text:span><text:span text:style-name="T72">);</text:span></text:p>
      <text:p text:style-name="P58"><text:span text:style-name="T68"><text:s text:c="4"/></text:span>connect<text:span text:style-name="T72">.</text:span><text:span text:style-name="T74">connect</text:span><text:span text:style-name="T72">();</text:span></text:p>
      <text:p text:style-name="P58"><text:span text:style-name="T68"><text:s text:c="4"/></text:span><text:span text:style-name="T76">onConnect</text:span><text:span text:style-name="T72">(</text:span>connect<text:span text:style-name="T72">);</text:span></text:p>
      <text:p text:style-name="P56">}</text:p>
      <text:p text:style-name="P11"><text:span text:style-name="T2"/></text:p>
      <text:p text:style-name="P35"><text:span text:style-name="T2">Метод start класса </text:span><text:span text:style-name="T6">TlsServer</text:span><text:span text:style-name="T2">(листинг 2) устроен иначе. В нём создаётся очередь для принятия соединений, после чего начинается приём входящих подключений. Каждое новое соединение сопровождается созданием безопасного соединения и потока для обработки этого соединения. </text:span><text:span text:style-name="T28">Стоит отметить, что поточной функцией является метод onConnectThread. Это было сделано для удобства, не более.</text:span><text:span text:style-name="T2"> </text:span><text:span text:style-name="T24">Код метода start класса </text:span><text:span text:style-name="T6">TlsServer</text:span><text:span text:style-name="T2">(листинг 2) </text:span><text:span text:style-name="T24">представлен в листинге 6.</text:span></text:p>
      <text:p text:style-name="P26"><text:span text:style-name="T18">Структура </text:span><text:span text:style-name="T9">Socket</text:span><text:span text:style-name="T24">, которую в последствии можно будет использовать при написании программ в разных ОС (экспериментальное решение) хранит в себе адрес сокета, а так же определяет методы управления этим сокетом (в том числе перегрузки операторов) для уд</text:span><text:span text:style-name="T17">обства использования. </text:span><text:span text:style-name="T18">Так же я написал несколько процедур для получения сокетов разных типов (Но это не важно).</text:span></text:p>
      <text:p text:style-name="P43"><text:span text:style-name="T25">Т</text:span><text:span text:style-name="T26">ак же в начале программы необходимо выполнить инициализацию </text:span><text:span text:style-name="T10">OpenSSL</text:span><text:span text:style-name="T26">. Для этого я написал класс </text:span><text:span text:style-name="T5">SSLInitializer</text:span><text:span text:style-name="T16"> </text:span><text:span text:style-name="T27">с одним методом initOpenSSL, который выполняет всю инициализацию. Исходный код посмотрите в ресурсах, он пояснений не требует.</text:span></text:p>
      <text:p text:style-name="P37"><text:span text:style-name="T2">Класс </text:span><text:span text:style-name="T6">SSLConnect</text:span><text:span text:style-name="T2">, который является базовым классом для класса </text:span><text:span text:style-name="T6">TLSConnect</text:span><text:span text:style-name="T2">, служит в основном для организации более удобной пересылки и приёма данных, реализуя методы приёма и передачи данных. Так же для этого класса были реализованы перегрузки оператора </text:span><text:span text:style-name="T6">„&lt;&lt;“</text:span><text:span text:style-name="T2"> для отправки данных и оператора </text:span><text:span text:style-name="T6">„&gt;&gt;“</text:span><text:span text:style-name="T2"> для приёма данных. </text:span><text:span text:style-name="T29">Считанная строка записывается в объект типа </text:span><text:span text:style-name="T13">std::string</text:span><text:span text:style-name="T29">, а её размер возвращается в качестве возвращаемого значения метода. </text:span><text:span text:style-name="T30">Исходный код в приложении.</text:span></text:p>
      <text:p text:style-name="P20"><text:span text:style-name="T9">Л</text:span><text:span text:style-name="T6">истинг 6</text:span><text:span text:style-name="T2">: Метод start класса </text:span><text:span text:style-name="T6">TlsServer</text:span></text:p>
      <text:p text:style-name="P60"><text:span text:style-name="T48">void</text:span><text:span text:style-name="T44"> </text:span><text:span text:style-name="T48">TlsServer</text:span><text:span text:style-name="T52">::</text:span><text:span text:style-name="T56">start</text:span><text:span text:style-name="T52">()</text:span></text:p>
      <text:p text:style-name="P55">{</text:p>
      <text:p text:style-name="P49"><text:span text:style-name="T68"><text:s text:c="4"/></text:span><text:span text:style-name="T74">listen</text:span><text:span text:style-name="T72">(</text:span><text:span text:style-name="T73">_socket</text:span><text:span text:style-name="T72">,</text:span><text:span text:style-name="T68"> </text:span><text:span text:style-name="T78">5</text:span><text:span text:style-name="T72">);</text:span></text:p>
      <text:p text:style-name="P57"><text:span text:style-name="T68"><text:s text:c="4"/></text:span><text:span text:style-name="T67">while</text:span><text:span text:style-name="T68"> </text:span><text:span text:style-name="T72">(</text:span><text:span text:style-name="T67">true</text:span><text:span text:style-name="T72">)</text:span></text:p>
      <text:p text:style-name="P57"><text:span text:style-name="T68"><text:s text:c="4"/></text:span><text:span text:style-name="T72">{</text:span></text:p>
      <text:p text:style-name="P57"><text:span text:style-name="T68"><text:s text:c="8"/></text:span><text:span text:style-name="T67">try</text:span></text:p>
      <text:p text:style-name="P57"><text:span text:style-name="T68"><text:s text:c="8"/></text:span><text:span text:style-name="T72">{</text:span></text:p>
      <text:p text:style-name="P57"><text:span text:style-name="T68"><text:s text:c="12"/></text:span><text:span text:style-name="T71">sockaddr_in</text:span><text:span text:style-name="T68"> </text:span>clientAddres<text:span text:style-name="T72">;</text:span></text:p>
      <text:p text:style-name="P57"><text:span text:style-name="T68"><text:s text:c="12"/></text:span><text:span text:style-name="T71">socklen_t</text:span><text:span text:style-name="T68"> </text:span>sockLen<text:span text:style-name="T68"> </text:span><text:span text:style-name="T72">=</text:span><text:span text:style-name="T68"> </text:span><text:span text:style-name="T67">sizeof</text:span><text:span text:style-name="T72">(</text:span>clientAddres<text:span text:style-name="T72">);</text:span></text:p>
      <text:p text:style-name="P57"><text:span text:style-name="T68"><text:s text:c="12"/></text:span><text:span text:style-name="T67">typedef</text:span><text:span text:style-name="T68"> </text:span><text:span text:style-name="T71">sockaddr</text:span><text:span text:style-name="T72">*</text:span><text:span text:style-name="T68"> </text:span><text:span text:style-name="T71">pSockaddr</text:span><text:span text:style-name="T72">;</text:span><text:span text:style-name="T68"> </text:span><text:span text:style-name="T81">//</text:span><text:span text:style-name="T68"> </text:span><text:span text:style-name="T81">Для</text:span><text:span text:style-name="T68"> </text:span><text:span text:style-name="T81">более</text:span><text:span text:style-name="T68"> </text:span><text:span text:style-name="T81">читаемого</text:span><text:span text:style-name="T68"> </text:span><text:span text:style-name="T81">приведения</text:span></text:p>
      <text:p text:style-name="P57"><text:span text:style-name="T68"><text:s text:c="12"/></text:span><text:span text:style-name="T71">Socket</text:span><text:span text:style-name="T68"> </text:span>clientSocket<text:span text:style-name="T68"> </text:span><text:span text:style-name="T72">=</text:span><text:span text:style-name="T68"> </text:span><text:span text:style-name="T74">accept</text:span><text:span text:style-name="T72">(</text:span><text:span text:style-name="T73">_socket</text:span><text:span text:style-name="T72">,</text:span><text:span text:style-name="T68"> </text:span><text:span text:style-name="T71">pSockaddr</text:span><text:span text:style-name="T72">(&amp;</text:span>clientAddres<text:span text:style-name="T72">),</text:span><text:span text:style-name="T68"> <text:tab/><text:tab/><text:tab/><text:tab/><text:tab/><text:tab/><text:tab/><text:tab/><text:tab/><text:tab/><text:tab/><text:tab/></text:span><text:span text:style-name="T72">&amp;</text:span>sockLen<text:span text:style-name="T72">);</text:span></text:p>
      <text:p text:style-name="P57"><text:span text:style-name="T68"><text:s text:c="12"/></text:span><text:span text:style-name="T67">if</text:span><text:span text:style-name="T68"> </text:span><text:span text:style-name="T72">(!</text:span>clientSocket<text:span text:style-name="T72">)</text:span></text:p>
      <text:p text:style-name="P57"><text:span text:style-name="T68"><text:s text:c="12"/></text:span><text:span text:style-name="T72">{</text:span></text:p>
      <text:p text:style-name="P57"><text:span text:style-name="T68"><text:s text:c="16"/></text:span><text:span text:style-name="T67">continue</text:span><text:span text:style-name="T72">;</text:span></text:p>
      <text:p text:style-name="P49"><text:span text:style-name="T68"><text:s text:c="12"/></text:span><text:span text:style-name="T72">}</text:span></text:p>
      <text:p text:style-name="P57"><text:span text:style-name="T68"><text:s text:c="12"/></text:span><text:span text:style-name="T67">auto</text:span><text:span text:style-name="T68"> </text:span>connect<text:span text:style-name="T68"> </text:span><text:span text:style-name="T72">=</text:span><text:span text:style-name="T68"> </text:span><text:span text:style-name="T71">std</text:span><text:span text:style-name="T72">::</text:span><text:span text:style-name="T74">make_shared</text:span><text:span text:style-name="T72">&lt;</text:span>TLSConnect<text:span text:style-name="T72">&gt;(<text:tab/></text:span><text:span text:style-name="T73">_sslContext</text:span><text:span text:style-name="T72">,</text:span><text:span text:style-name="T68"> <text:tab/><text:tab/><text:tab/><text:tab/><text:tab/><text:tab/><text:tab/><text:tab/><text:tab/><text:tab/><text:tab/></text:span>clientSocket<text:span text:style-name="T72">,</text:span><text:span text:style-name="T68"> <text:tab/><text:tab/><text:tab/><text:tab/><text:tab/><text:tab/><text:tab/><text:tab/><text:tab/><text:tab/><text:tab/></text:span>clientAddres<text:span text:style-name="T72">);</text:span></text:p>
      <text:p text:style-name="P49"><text:span text:style-name="T68"><text:s text:c="12"/></text:span>connect<text:span text:style-name="T72">-&gt;</text:span>accept<text:span text:style-name="T72">();</text:span></text:p>
      <text:p text:style-name="P57"><text:span text:style-name="T68"><text:s text:c="12"/></text:span><text:span text:style-name="T73">_listOfThreads</text:span><text:span text:style-name="T72">.</text:span><text:span text:style-name="T74">push_back</text:span><text:span text:style-name="T72">(</text:span><text:span text:style-name="T71">std</text:span><text:span text:style-name="T72">::</text:span><text:span text:style-name="T71">thread</text:span><text:span text:style-name="T72">(&amp;</text:span><text:span text:style-name="T71">TlsServer</text:span><text:span text:style-name="T72">::</text:span>onConnectThread<text:span text:style-name="T72">,</text:span><text:span text:style-name="T68"> <text:tab/><text:tab/><text:tab/><text:tab/><text:tab/><text:tab/><text:tab/><text:tab/><text:tab/><text:tab/></text:span><text:span text:style-name="T67">this</text:span><text:span text:style-name="T72">,</text:span><text:span text:style-name="T68"> </text:span>connect<text:span text:style-name="T72">));</text:span></text:p>
      <text:p text:style-name="P57"><text:span text:style-name="T68"><text:s text:c="8"/></text:span><text:span text:style-name="T72">}</text:span></text:p>
      <text:p text:style-name="P57"><text:span text:style-name="T68"><text:s text:c="8"/></text:span><text:span text:style-name="T67">catch</text:span><text:span text:style-name="T72">(</text:span><text:span text:style-name="T71">SSLException</text:span><text:span text:style-name="T68"> </text:span>ex<text:span text:style-name="T72">)</text:span></text:p>
      <text:p text:style-name="P57"><text:span text:style-name="T68"><text:s text:c="8"/></text:span><text:span text:style-name="T72">{</text:span></text:p>
      <text:p text:style-name="P57"><text:span text:style-name="T68"><text:s text:c="12"/></text:span><text:span text:style-name="T71">std</text:span><text:span text:style-name="T72">::</text:span>cerr<text:span text:style-name="T68"> </text:span><text:span text:style-name="T72">&lt;&lt;</text:span><text:span text:style-name="T68"> </text:span>ex<text:span text:style-name="T72">.</text:span><text:span text:style-name="T76">what</text:span><text:span text:style-name="T72">()</text:span><text:span text:style-name="T68"> </text:span><text:span text:style-name="T72">&lt;&lt;</text:span><text:span text:style-name="T68"> </text:span><text:span text:style-name="T71">std</text:span><text:span text:style-name="T72">::</text:span>endl<text:span text:style-name="T72">;</text:span></text:p>
      <text:p text:style-name="P57"><text:span text:style-name="T68"><text:s text:c="8"/></text:span><text:span text:style-name="T72">}</text:span></text:p>
      <text:p text:style-name="P57"><text:span text:style-name="T68"><text:s text:c="4"/></text:span><text:span text:style-name="T72">}</text:span></text:p>
      <text:p text:style-name="P55">}</text:p>
      <text:p text:style-name="P36"><text:span text:style-name="T2"/></text:p>
      <text:p text:style-name="P38"><text:span text:style-name="T2">Для выполнения задания я написал два класса: </text:span><text:span text:style-name="T6">MyTlsServer</text:span><text:span text:style-name="T2"> и </text:span><text:span text:style-name="T6">MyTlsClient</text:span><text:span text:style-name="T2">, которые расширяют классы </text:span><text:span text:style-name="T6">TlsServer</text:span><text:span text:style-name="T2"> и </text:span><text:span text:style-name="T6">TlsClient</text:span><text:span text:style-name="T2"> соответственно </text:span><text:span text:style-name="T31">и реализуют метод onConnect</text:span><text:span text:style-name="T2">.</text:span></text:p>
      <text:p text:style-name="P39"><text:span text:style-name="T32">Клиент почти ничего не делает, поэтому с его исходным кодом ознакомитесь в ресурсах, а вот сервер — другое дело. Интерфейс сервера представлен в листинге 7. </text:span><text:span text:style-name="T33">Поле _mapOfLockedAddresses — ассоциативный массив, в котором ключом является ip-адрес, а значением — пара из времени начала блокировки(на всякий случай) и времени конца блокировки. Для работы с этими данными реализованы три метода: ipIsLocked, lockAddres, unlockAddres и getBlockingTime. Метод ipIsLocked возвращает true, если адрес в данный момент заблокирован и false в противном случае. Так же метод может разблокировать адрес в случае, если время его блокировки истекло. Методы lockAddres и unlockAddres вносят ip-адрес в список и выносят его оттуда <text:s/>соответственно.</text:span></text:p>
      <text:p text:style-name="P38"><text:span text:style-name="T32"/></text:p>
      <text:p text:style-name="P22"><text:soft-page-break/><text:span text:style-name="T14">Листинг 7</text:span><text:span text:style-name="T32">: Интерфейс класса </text:span><text:span text:style-name="T14">MyTlsServer</text:span></text:p>
      <text:p text:style-name="P65"><text:span text:style-name="T43">class</text:span><text:span text:style-name="T46"> </text:span><text:span text:style-name="T50">MyTlsServer</text:span><text:span text:style-name="T46"> </text:span><text:span text:style-name="T54">:</text:span><text:span text:style-name="T46"> </text:span><text:span text:style-name="T43">public</text:span><text:span text:style-name="T46"> </text:span><text:span text:style-name="T50">TlsServer</text:span></text:p>
      <text:p text:style-name="P52">{</text:p>
      <text:p text:style-name="P53"><text:span text:style-name="T67">private</text:span><text:span text:style-name="T72">:</text:span></text:p>
      <text:p text:style-name="P48"><text:span text:style-name="T68"><text:s text:c="4"/></text:span><text:span text:style-name="T71">unsigned</text:span><text:span text:style-name="T68"> </text:span><text:span text:style-name="T71">int</text:span><text:span text:style-name="T68"> </text:span><text:span text:style-name="T73">_ipLockTime</text:span><text:span text:style-name="T68"> </text:span><text:span text:style-name="T72">=</text:span><text:span text:style-name="T68"> </text:span><text:span text:style-name="T78">300</text:span><text:span text:style-name="T72">;</text:span></text:p>
      <text:p text:style-name="P53"><text:span text:style-name="T68"><text:s text:c="4"/></text:span><text:span text:style-name="T71">std</text:span><text:span text:style-name="T72">::</text:span><text:span text:style-name="T71">mutex</text:span><text:span text:style-name="T68"> </text:span><text:span text:style-name="T73">_mutexForMap</text:span><text:span text:style-name="T72">;</text:span></text:p>
      <text:p text:style-name="P48"><text:span text:style-name="T68"><text:s text:c="4"/></text:span><text:span text:style-name="T71">std</text:span><text:span text:style-name="T72">::</text:span><text:span text:style-name="T71">map</text:span><text:span text:style-name="T72">&lt;</text:span><text:span text:style-name="T71">unsigned</text:span><text:span text:style-name="T68"> </text:span><text:span text:style-name="T71">int</text:span><text:span text:style-name="T72">,</text:span><text:span text:style-name="T68"> </text:span><text:span text:style-name="T71">std</text:span><text:span text:style-name="T72">::</text:span><text:span text:style-name="T71">pair</text:span><text:span text:style-name="T72">&lt;</text:span><text:span text:style-name="T71">long</text:span><text:span text:style-name="T68"> </text:span><text:span text:style-name="T71">long</text:span><text:span text:style-name="T68"> </text:span><text:span text:style-name="T71">int</text:span><text:span text:style-name="T72">,</text:span><text:span text:style-name="T68"> </text:span><text:span text:style-name="T71">long</text:span><text:span text:style-name="T68"> </text:span><text:span text:style-name="T71">long</text:span><text:span text:style-name="T68"> </text:span><text:span text:style-name="T71">int</text:span><text:span text:style-name="T72">&gt;&gt;</text:span><text:span text:style-name="T68"> <text:tab/><text:tab/><text:tab/><text:tab/><text:tab/><text:tab/><text:tab/><text:tab/><text:tab/><text:tab/><text:tab/></text:span><text:span text:style-name="T73">_mapOfLockedAddresses</text:span><text:span text:style-name="T72">;</text:span></text:p>
      <text:p text:style-name="P53"><text:span text:style-name="T68"><text:s text:c="4"/></text:span><text:span text:style-name="T71">bool</text:span><text:span text:style-name="T68"> </text:span><text:span text:style-name="T75">ipIsLocked</text:span><text:span text:style-name="T72">(</text:span><text:span text:style-name="T71">unsigned</text:span><text:span text:style-name="T68"> </text:span><text:span text:style-name="T71">int</text:span><text:span text:style-name="T68"> </text:span>ip<text:span text:style-name="T72">);</text:span></text:p>
      <text:p text:style-name="P53"><text:span text:style-name="T68"><text:s text:c="4"/></text:span><text:span text:style-name="T71">void</text:span><text:span text:style-name="T68"> </text:span><text:span text:style-name="T75">lockAddres</text:span><text:span text:style-name="T72">(</text:span><text:span text:style-name="T71">unsigned</text:span><text:span text:style-name="T68"> </text:span><text:span text:style-name="T71">int</text:span><text:span text:style-name="T68"> </text:span>ip<text:span text:style-name="T72">);</text:span></text:p>
      <text:p text:style-name="P53"><text:span text:style-name="T68"><text:s text:c="4"/></text:span><text:span text:style-name="T71">void</text:span><text:span text:style-name="T68"> </text:span><text:span text:style-name="T75">unlockAddres</text:span><text:span text:style-name="T72">(</text:span><text:span text:style-name="T71">unsigned</text:span><text:span text:style-name="T68"> </text:span><text:span text:style-name="T71">int</text:span><text:span text:style-name="T68"> </text:span>ip<text:span text:style-name="T72">);</text:span></text:p>
      <text:p text:style-name="P48"><text:span text:style-name="T68"><text:s text:c="4"/></text:span><text:span text:style-name="T71">int</text:span><text:span text:style-name="T68"> </text:span><text:span text:style-name="T75">getBlockingTime</text:span><text:span text:style-name="T72">(</text:span><text:span text:style-name="T71">unsigned</text:span><text:span text:style-name="T68"> </text:span><text:span text:style-name="T71">int</text:span><text:span text:style-name="T68"> </text:span>ip<text:span text:style-name="T72">);</text:span></text:p>
      <text:p text:style-name="P48"><text:span text:style-name="T68"><text:s text:c="4"/></text:span><text:span text:style-name="T71">std</text:span><text:span text:style-name="T72">::</text:span><text:span text:style-name="T71">string</text:span><text:span text:style-name="T68"> </text:span><text:span text:style-name="T73">_password</text:span><text:span text:style-name="T72">;</text:span></text:p>
      <text:p text:style-name="P53"><text:span text:style-name="T67">public</text:span><text:span text:style-name="T72">:</text:span></text:p>
      <text:p text:style-name="P48"><text:span text:style-name="T68"><text:s text:c="4"/></text:span><text:span text:style-name="T71">MyTlsServer</text:span><text:span text:style-name="T72">(</text:span><text:span text:style-name="T71">unsigned</text:span><text:span text:style-name="T68"> </text:span><text:span text:style-name="T71">short</text:span><text:span text:style-name="T68"> </text:span>port<text:span text:style-name="T72">,</text:span><text:span text:style-name="T68"> </text:span><text:span text:style-name="T71">std</text:span><text:span text:style-name="T72">::</text:span><text:span text:style-name="T71">string</text:span><text:span text:style-name="T68"> </text:span>password<text:span text:style-name="T72">)</text:span><text:span text:style-name="T68"> </text:span><text:span text:style-name="T72">:</text:span><text:span text:style-name="T68"> </text:span><text:span text:style-name="T71">TlsServer</text:span><text:span text:style-name="T72">(</text:span>port<text:span text:style-name="T72">),</text:span><text:span text:style-name="T68"> </text:span><text:span text:style-name="T73">_password</text:span><text:span text:style-name="T72">(</text:span>password<text:span text:style-name="T72">)</text:span><text:span text:style-name="T68"> </text:span><text:span text:style-name="T72">{}</text:span></text:p>
      <text:p text:style-name="P53"><text:span text:style-name="T68"><text:s text:c="4"/></text:span><text:span text:style-name="T71">void</text:span><text:span text:style-name="T68"> </text:span><text:span text:style-name="T75">setIpLockTime</text:span><text:span text:style-name="T72">(</text:span><text:span text:style-name="T71">unsigned</text:span><text:span text:style-name="T68"> </text:span><text:span text:style-name="T71">int</text:span><text:span text:style-name="T68"> </text:span>seconds<text:span text:style-name="T72">);</text:span></text:p>
      <text:p text:style-name="P48"><text:span text:style-name="T68"><text:s text:c="4"/></text:span><text:span text:style-name="T71">unsigned</text:span><text:span text:style-name="T68"> </text:span><text:span text:style-name="T71">int</text:span><text:span text:style-name="T68"> </text:span><text:span text:style-name="T75">getIpLockTime</text:span><text:span text:style-name="T72">();</text:span></text:p>
      <text:p text:style-name="P53"><text:span text:style-name="T67">protected</text:span><text:span text:style-name="T72">:</text:span></text:p>
      <text:p text:style-name="P53"><text:span text:style-name="T68"><text:s text:c="4"/></text:span><text:span text:style-name="T67">virtual</text:span><text:span text:style-name="T68"> </text:span><text:span text:style-name="T71">void</text:span><text:span text:style-name="T68"> </text:span><text:span text:style-name="T77">onConnect</text:span><text:span text:style-name="T72">(</text:span><text:span text:style-name="T71">TLSConnect</text:span><text:span text:style-name="T72">&amp;</text:span><text:span text:style-name="T68"> </text:span>connect<text:span text:style-name="T72">)</text:span><text:span text:style-name="T68"> </text:span><text:span text:style-name="T67">override</text:span><text:span text:style-name="T72">;</text:span></text:p>
      <text:p text:style-name="P52">};</text:p>
      <text:p text:style-name="P12"><text:span text:style-name="T32"/></text:p>
      <text:p text:style-name="P40"><text:span text:style-name="T34">Рассмотрим реализацию метода onConnect(листинг 8). </text:span><text:span text:style-name="T35">В начале происходят всякие формальности, типа получения адреса клиента в виде строки и вывод сообщения о том, что подключился клиент с таким то адресом, в консоль </text:span><text:span text:style-name="T36">сервера</text:span><text:span text:style-name="T35">. </text:span><text:span text:style-name="T37">После этого проверяется, заблокирован ли адрес этого клиента лна сервере или нет. Если адрес заблокирован, то клиенту высылается символ принудительного завершения соединения «!» и, после ответа клиента на ситуацию </text:span><text:span text:style-name="T38">(Мне было лень парсер делать )</text:span><text:span text:style-name="T37">, высылается сообщение о причине закрытия соединения. </text:span><text:span text:style-name="T38">В случае с блокировкой сообщение будет содержать информацию об остаточном времени блокировки. </text:span><text:span text:style-name="T39">Если клиент не заблокирован на сервере, то сервер начинает ожидать от клиента ввода пароля, который передаётся серверу в конструкторе. Если клиент введёт пароль неверно 3 раза, то сервер его заблокирует и сообщит о намерении разорвать соединение. На этом всё.</text:span></text:p>
      <text:p text:style-name="P42"><text:span text:style-name="T39">В</text:span><text:span text:style-name="T2">се скриншоты с работой программы пойдут в приложении к отчёту.</text:span></text:p>
      <text:p text:style-name="P42"><text:span text:style-name="T2">Весь код программы пойдёт в приложении к данному отчёту.</text:span></text:p>
      <text:p text:style-name="P21"><text:span text:style-name="T15">Листинг 8</text:span><text:span text:style-name="T34">: реализация метода </text:span><text:span text:style-name="T15">MyTlsServer</text:span><text:span text:style-name="T34">::onConnect</text:span></text:p>
      <text:p text:style-name="P66"><text:span text:style-name="T51">void</text:span><text:span text:style-name="T47"> </text:span><text:span text:style-name="T51">MyTlsServer</text:span><text:span text:style-name="T55">::</text:span><text:span text:style-name="T58">onConnect</text:span><text:span text:style-name="T55">(</text:span><text:span text:style-name="T51">TLSConnect</text:span><text:span text:style-name="T55">&amp;</text:span><text:span text:style-name="T47"> </text:span><text:span text:style-name="T61">connect</text:span><text:span text:style-name="T55">)</text:span></text:p>
      <text:p text:style-name="P53"><text:span text:style-name="T72">{</text:span><text:span text:style-name="T68"> <text:s text:c="3"/></text:span></text:p>
      <text:p text:style-name="P48"><text:span text:style-name="T68"><text:s text:c="4"/></text:span><text:span text:style-name="T71">std</text:span><text:span text:style-name="T72">::</text:span><text:span text:style-name="T71">string</text:span><text:span text:style-name="T68"> </text:span>clientIP<text:span text:style-name="T68"> </text:span><text:span text:style-name="T72">=</text:span><text:span text:style-name="T68"> </text:span>connect<text:span text:style-name="T72">.</text:span><text:span text:style-name="T74">getIP_str</text:span><text:span text:style-name="T72">();</text:span></text:p>
      <text:p text:style-name="P53"><text:span text:style-name="T68"><text:s text:c="4"/></text:span><text:span text:style-name="T71">Log</text:span><text:span text:style-name="T72">::</text:span><text:span text:style-name="T74">Message</text:span><text:span text:style-name="T72">(</text:span><text:span text:style-name="T82">"MyTlsServer"</text:span><text:span text:style-name="T72">,</text:span><text:span text:style-name="T68"> </text:span><text:span text:style-name="T82">"New</text:span><text:span text:style-name="T68"> </text:span><text:span text:style-name="T82">connect:</text:span><text:span text:style-name="T68"> </text:span><text:span text:style-name="T82">"</text:span><text:span text:style-name="T68"> </text:span><text:span text:style-name="T72">+</text:span><text:span text:style-name="T68"> </text:span>clientIP<text:span text:style-name="T72">);</text:span></text:p>
      <text:p text:style-name="P53"><text:span text:style-name="T68"><text:s text:c="4"/></text:span><text:span text:style-name="T71">std</text:span><text:span text:style-name="T72">::</text:span><text:span text:style-name="T71">string</text:span><text:span text:style-name="T68"> </text:span>clientMessage<text:span text:style-name="T72">;</text:span></text:p>
      <text:p text:style-name="P53"><text:span text:style-name="T68"><text:s text:c="4"/></text:span><text:span text:style-name="T67">if</text:span><text:span text:style-name="T68"> </text:span><text:span text:style-name="T72">(</text:span><text:span text:style-name="T74">ipIsLocked</text:span><text:span text:style-name="T72">(</text:span>connect<text:span text:style-name="T72">.</text:span><text:span text:style-name="T74">getIP</text:span><text:span text:style-name="T72">()))</text:span></text:p>
      <text:p text:style-name="P53"><text:span text:style-name="T68"><text:s text:c="4"/></text:span><text:span text:style-name="T72">{</text:span></text:p>
      <text:p text:style-name="P48"><text:span text:style-name="T68"><text:s text:c="8"/></text:span><text:span text:style-name="T71">Log</text:span><text:span text:style-name="T72">::</text:span><text:span text:style-name="T74">Warning</text:span><text:span text:style-name="T72">(</text:span><text:span text:style-name="T82">"MyTlsServer"</text:span><text:span text:style-name="T72">,</text:span><text:span text:style-name="T68"> </text:span><text:span text:style-name="T82">"This</text:span><text:span text:style-name="T68"> </text:span><text:span text:style-name="T82">IP("</text:span><text:span text:style-name="T68"> </text:span><text:span text:style-name="T72">+</text:span><text:span text:style-name="T68"> </text:span>clientIP<text:span text:style-name="T68"> </text:span><text:span text:style-name="T72">+</text:span><text:span text:style-name="T68"> </text:span><text:span text:style-name="T82">")</text:span><text:span text:style-name="T68"> </text:span><text:span text:style-name="T82">is</text:span><text:span text:style-name="T68"> </text:span><text:span text:style-name="T82">locked!"</text:span><text:span text:style-name="T72">);</text:span></text:p>
      <text:p text:style-name="P53"><text:span text:style-name="T68"><text:s text:c="8"/></text:span>connect<text:span text:style-name="T68"> </text:span><text:span text:style-name="T72">&lt;&lt;</text:span><text:span text:style-name="T68"> </text:span><text:span text:style-name="T82">"!"</text:span><text:span text:style-name="T72">;</text:span></text:p>
      <text:p text:style-name="P53"><text:span text:style-name="T68"><text:s text:c="8"/></text:span>connect<text:span text:style-name="T68"> </text:span><text:span text:style-name="T72">&gt;&gt;</text:span><text:span text:style-name="T68"> </text:span>clientMessage<text:span text:style-name="T72">;</text:span></text:p>
      <text:p text:style-name="P54"><text:span text:style-name="T68"><text:s text:c="8"/></text:span>connect<text:span text:style-name="T68"> </text:span><text:span text:style-name="T72">&lt;&lt;</text:span><text:span text:style-name="T68"> </text:span><text:span text:style-name="T82">"Your</text:span><text:span text:style-name="T68"> </text:span><text:span text:style-name="T82">address</text:span><text:span text:style-name="T68"> </text:span><text:span text:style-name="T82">has</text:span><text:span text:style-name="T68"> </text:span><text:span text:style-name="T82">been</text:span><text:span text:style-name="T68"> </text:span><text:span text:style-name="T82">blocked.</text:span><text:span text:style-name="T68"> </text:span><text:span text:style-name="T82">Wait</text:span><text:span text:style-name="T68"> </text:span><text:span text:style-name="T82">"</text:span></text:p>
      <text:p text:style-name="P54"><text:span text:style-name="T68"><text:tab/><text:tab/><text:tab/> </text:span><text:span text:style-name="T72">+</text:span><text:span text:style-name="T68"> </text:span><text:span text:style-name="T71">std</text:span><text:span text:style-name="T72">::</text:span><text:span text:style-name="T74">to_string</text:span><text:span text:style-name="T72">(</text:span><text:span text:style-name="T74">getBlockingTime</text:span><text:span text:style-name="T72">(</text:span>connect<text:span text:style-name="T72">.</text:span><text:span text:style-name="T74">getIP</text:span><text:span text:style-name="T72">()))</text:span><text:span text:style-name="T68"> </text:span><text:span text:style-name="T72">+</text:span><text:span text:style-name="T68"> </text:span><text:span text:style-name="T82">"s."</text:span><text:span text:style-name="T72">;</text:span></text:p>
      <text:p text:style-name="P53"><text:span text:style-name="T68"><text:s text:c="8"/></text:span><text:span text:style-name="T67">return</text:span><text:span text:style-name="T72">;</text:span></text:p>
      <text:p text:style-name="P53"><text:span text:style-name="T68"><text:s text:c="4"/></text:span><text:span text:style-name="T72">}</text:span></text:p>
      <text:p text:style-name="P53"><text:span text:style-name="T68"><text:s text:c="4"/></text:span><text:span text:style-name="T67">else</text:span></text:p>
      <text:p text:style-name="P53"><text:span text:style-name="T68"><text:s text:c="4"/></text:span><text:span text:style-name="T72">{</text:span></text:p>
      <text:p text:style-name="P53"><text:span text:style-name="T68"><text:s text:c="8"/></text:span>connect<text:span text:style-name="T68"> </text:span><text:span text:style-name="T72">&lt;&lt;</text:span><text:span text:style-name="T68"> </text:span><text:span text:style-name="T82">"+"</text:span><text:span text:style-name="T72">;</text:span></text:p>
      <text:p text:style-name="P48"><text:span text:style-name="T68"><text:s text:c="4"/></text:span><text:span text:style-name="T72">}</text:span></text:p>
      <text:p text:style-name="P53"><text:span text:style-name="T68"><text:s text:c="4"/></text:span><text:span text:style-name="T71">Log</text:span><text:span text:style-name="T72">::</text:span><text:span text:style-name="T74">Message</text:span><text:span text:style-name="T72">(</text:span><text:span text:style-name="T82">"MyTlsServer"</text:span><text:span text:style-name="T72">,</text:span><text:span text:style-name="T68"> </text:span>clientIP<text:span text:style-name="T68"> </text:span><text:span text:style-name="T72">+</text:span><text:span text:style-name="T68"> </text:span><text:span text:style-name="T82">"</text:span><text:span text:style-name="T68"> </text:span><text:span text:style-name="T82">-</text:span><text:span text:style-name="T68"> </text:span><text:span text:style-name="T82">logs</text:span><text:span text:style-name="T68"> </text:span><text:span text:style-name="T82">in"</text:span><text:span text:style-name="T72">);</text:span></text:p>
      <text:p text:style-name="P53"><text:span text:style-name="T68"><text:s text:c="4"/></text:span><text:span text:style-name="T67">for</text:span><text:span text:style-name="T68"> </text:span><text:span text:style-name="T72">(</text:span><text:span text:style-name="T71">int</text:span><text:span text:style-name="T68"> </text:span>i<text:span text:style-name="T68"> </text:span><text:span text:style-name="T72">=</text:span><text:span text:style-name="T68"> </text:span><text:span text:style-name="T78">0</text:span><text:span text:style-name="T72">;</text:span><text:span text:style-name="T68"> </text:span>i<text:span text:style-name="T68"> </text:span><text:span text:style-name="T72">&lt;</text:span><text:span text:style-name="T68"> </text:span><text:span text:style-name="T78">3</text:span><text:span text:style-name="T72">;</text:span><text:span text:style-name="T68"> </text:span>i<text:span text:style-name="T72">++)</text:span></text:p>
      <text:p text:style-name="P53"><text:span text:style-name="T68"><text:s text:c="4"/></text:span><text:span text:style-name="T72">{</text:span></text:p>
      <text:p text:style-name="P53"><text:span text:style-name="T68"><text:s text:c="8"/></text:span><text:span text:style-name="T71">std</text:span><text:span text:style-name="T72">::</text:span><text:span text:style-name="T71">string</text:span><text:span text:style-name="T68"> </text:span>userPassword<text:span text:style-name="T72">;</text:span></text:p>
      <text:p text:style-name="P53"><text:span text:style-name="T68"><text:s text:c="8"/></text:span><text:span text:style-name="T71">int</text:span><text:span text:style-name="T68"> </text:span>bytes<text:span text:style-name="T68"> </text:span><text:span text:style-name="T72">=</text:span><text:span text:style-name="T68"> </text:span>connect<text:span text:style-name="T68"> </text:span><text:span text:style-name="T72">&gt;&gt;</text:span><text:span text:style-name="T68"> </text:span>userPassword<text:span text:style-name="T72">;</text:span></text:p>
      <text:p text:style-name="P48"><text:span text:style-name="T68"><text:s text:c="8"/></text:span><text:span text:style-name="T67">if</text:span><text:span text:style-name="T68"> </text:span><text:span text:style-name="T72">(</text:span>bytes<text:span text:style-name="T68"> </text:span><text:span text:style-name="T72">&lt;</text:span><text:span text:style-name="T68"> </text:span><text:span text:style-name="T78">0</text:span><text:span text:style-name="T72">)</text:span><text:span text:style-name="T68"> </text:span><text:span text:style-name="T67">return</text:span><text:span text:style-name="T72">;</text:span></text:p>
      <text:p text:style-name="P53"><text:span text:style-name="T68"><text:s text:c="8"/></text:span><text:span text:style-name="T67">if</text:span><text:span text:style-name="T68"> </text:span><text:span text:style-name="T72">(</text:span>userPassword<text:span text:style-name="T68"> </text:span><text:span text:style-name="T72">==</text:span><text:span text:style-name="T68"> </text:span><text:span text:style-name="T73">_password</text:span><text:span text:style-name="T72">)</text:span></text:p>
      <text:p text:style-name="P53"><text:span text:style-name="T68"><text:s text:c="8"/></text:span><text:span text:style-name="T72">{</text:span></text:p>
      <text:p text:style-name="P53"><text:span text:style-name="T68"><text:s text:c="12"/></text:span><text:span text:style-name="T71">Log</text:span><text:span text:style-name="T72">::</text:span><text:span text:style-name="T74">Warning</text:span><text:span text:style-name="T72">(</text:span><text:span text:style-name="T82">"MyTlsServer"</text:span><text:span text:style-name="T72">,</text:span><text:span text:style-name="T68"> </text:span>clientIP<text:span text:style-name="T68"> </text:span><text:span text:style-name="T72">+</text:span><text:span text:style-name="T68"> </text:span><text:span text:style-name="T82">"</text:span><text:span text:style-name="T68"> </text:span><text:span text:style-name="T82">-</text:span><text:span text:style-name="T68"> </text:span><text:span text:style-name="T82">Correct</text:span><text:span text:style-name="T68"> </text:span><text:span text:style-name="T82">password!"</text:span><text:span text:style-name="T72">);</text:span></text:p>
      <text:p text:style-name="P48"><text:span text:style-name="T68"><text:s text:c="12"/></text:span>connect<text:span text:style-name="T68"> </text:span><text:span text:style-name="T72">&lt;&lt;</text:span><text:span text:style-name="T68"> </text:span><text:span text:style-name="T82">"+"</text:span><text:span text:style-name="T72">;</text:span></text:p>
      <text:p text:style-name="P53"><text:span text:style-name="T68"><text:s text:c="12"/></text:span><text:span text:style-name="T67">break</text:span><text:span text:style-name="T72">;</text:span></text:p>
      <text:p text:style-name="P48"><text:span text:style-name="T68"><text:s text:c="8"/></text:span><text:span text:style-name="T72">}</text:span></text:p>
      <text:p text:style-name="P53"><text:span text:style-name="T68"><text:s text:c="8"/></text:span><text:span text:style-name="T67">if</text:span><text:span text:style-name="T68"> </text:span><text:span text:style-name="T72">(</text:span>i<text:span text:style-name="T68"> </text:span><text:span text:style-name="T72">&lt;</text:span><text:span text:style-name="T68"> </text:span><text:span text:style-name="T78">2</text:span><text:span text:style-name="T72">)</text:span></text:p>
      <text:p text:style-name="P53"><text:span text:style-name="T68"><text:s text:c="8"/></text:span><text:span text:style-name="T72">{</text:span></text:p>
      <text:p text:style-name="P53"><text:span text:style-name="T68"><text:s text:c="12"/></text:span><text:span text:style-name="T71">Log</text:span><text:span text:style-name="T72">::</text:span><text:span text:style-name="T74">Warning</text:span><text:span text:style-name="T72">(</text:span><text:span text:style-name="T82">"MyTlsServer"</text:span><text:span text:style-name="T72">,</text:span><text:span text:style-name="T68"> </text:span>clientIP<text:span text:style-name="T68"> </text:span><text:span text:style-name="T72">+</text:span><text:span text:style-name="T68"> </text:span><text:span text:style-name="T82">"</text:span><text:span text:style-name="T68"> </text:span><text:span text:style-name="T82">-</text:span><text:span text:style-name="T68"> </text:span><text:span text:style-name="T82">Wrong</text:span><text:span text:style-name="T68"> </text:span><text:span text:style-name="T82">password!"</text:span><text:span text:style-name="T72">);</text:span></text:p>
      <text:p text:style-name="P53"><text:span text:style-name="T68"><text:s text:c="12"/></text:span>connect<text:span text:style-name="T68"> </text:span><text:span text:style-name="T72">&lt;&lt;</text:span><text:span text:style-name="T68"> </text:span><text:span text:style-name="T82">"-"</text:span><text:span text:style-name="T72">;</text:span></text:p>
      <text:p text:style-name="P53"><text:span text:style-name="T68"><text:s text:c="8"/></text:span><text:span text:style-name="T72">}</text:span></text:p>
      <text:p text:style-name="P53"><text:span text:style-name="T68"><text:s text:c="8"/></text:span><text:span text:style-name="T67">else</text:span></text:p>
      <text:p text:style-name="P53"><text:span text:style-name="T68"><text:s text:c="8"/></text:span><text:span text:style-name="T72">{</text:span></text:p>
      <text:p text:style-name="P53"><text:span text:style-name="T68"><text:s text:c="12"/></text:span><text:span text:style-name="T74">lockAddres</text:span><text:span text:style-name="T72">(</text:span>connect<text:span text:style-name="T72">.</text:span><text:span text:style-name="T74">getIP</text:span><text:span text:style-name="T72">());</text:span></text:p>
      <text:p text:style-name="P53"><text:span text:style-name="T68"><text:s text:c="12"/></text:span><text:span text:style-name="T71">Log</text:span><text:span text:style-name="T72">::</text:span><text:span text:style-name="T74">Warning</text:span><text:span text:style-name="T72">(</text:span><text:span text:style-name="T82">"MyTlsServer"</text:span><text:span text:style-name="T72">,</text:span><text:span text:style-name="T68"> </text:span>clientIP<text:span text:style-name="T68"> </text:span><text:span text:style-name="T72">+</text:span><text:span text:style-name="T68"> </text:span><text:span text:style-name="T82">"</text:span><text:span text:style-name="T68"> </text:span><text:span text:style-name="T82">-</text:span><text:span text:style-name="T68"> </text:span><text:span text:style-name="T82">Locked!"</text:span><text:span text:style-name="T72">);</text:span></text:p>
      <text:p text:style-name="P53"><text:span text:style-name="T68"><text:s text:c="12"/></text:span>connect<text:span text:style-name="T68"> </text:span><text:span text:style-name="T72">&lt;&lt;</text:span><text:span text:style-name="T68"> </text:span><text:span text:style-name="T82">"!"</text:span><text:span text:style-name="T72">;</text:span></text:p>
      <text:p text:style-name="P53"><text:span text:style-name="T68"><text:s text:c="12"/></text:span>connect<text:span text:style-name="T68"> </text:span><text:span text:style-name="T72">&gt;&gt;</text:span><text:span text:style-name="T68"> </text:span>clientMessage<text:span text:style-name="T72">;</text:span></text:p>
      <text:p text:style-name="P53"><text:span text:style-name="T68"><text:s text:c="12"/></text:span>connect<text:span text:style-name="T68"> </text:span><text:span text:style-name="T72">&lt;&lt;</text:span><text:span text:style-name="T68"> </text:span><text:span text:style-name="T82">"Your</text:span><text:span text:style-name="T68"> </text:span><text:span text:style-name="T82">address</text:span><text:span text:style-name="T68"> </text:span><text:span text:style-name="T82">has</text:span><text:span text:style-name="T68"> </text:span><text:span text:style-name="T82">been</text:span><text:span text:style-name="T68"> </text:span><text:span text:style-name="T82">blocked.</text:span><text:span text:style-name="T68"> </text:span><text:span text:style-name="T82">Wait</text:span><text:span text:style-name="T68"> </text:span><text:span text:style-name="T82">"</text:span><text:span text:style-name="T68"> <text:tab/><text:tab/><text:tab/><text:tab/><text:tab/><text:tab/> <text:s text:c="4"/></text:span><text:span text:style-name="T72">+</text:span><text:span text:style-name="T68"> </text:span><text:span text:style-name="T71">std</text:span><text:span text:style-name="T72">::</text:span><text:span text:style-name="T74">to_string</text:span><text:span text:style-name="T72">(</text:span><text:span text:style-name="T73">_ipLockTime</text:span><text:span text:style-name="T72">)</text:span><text:span text:style-name="T68"> </text:span><text:span text:style-name="T72">+</text:span><text:span text:style-name="T68"> </text:span><text:span text:style-name="T82">"s."</text:span><text:span text:style-name="T72">;</text:span></text:p>
      <text:p text:style-name="P53"><text:span text:style-name="T68"><text:s text:c="12"/></text:span><text:span text:style-name="T67">return</text:span><text:span text:style-name="T72">;</text:span></text:p>
      <text:p text:style-name="P53"><text:span text:style-name="T68"><text:s text:c="8"/></text:span><text:span text:style-name="T72">}</text:span></text:p>
      <text:p text:style-name="P53"><text:span text:style-name="T68"><text:s text:c="4"/></text:span><text:span text:style-name="T72">}</text:span></text:p>
      <text:p text:style-name="P52">}</text:p>
      <text:p text:style-name="P13"><text:span text:style-name="T34"/></text:p>
      <text:p text:style-name="P40"><text:span text:style-name="T34"/></text:p>
      <text:p text:style-name="P44"><text:span text:style-name="T2">Вывод</text:span></text:p>
      <text:p text:style-name="P41"><text:span text:style-name="T2">Документация к OpenSSL очень странная.</text:span></text:p>
      <text:p text:style-name="P25"><text:span text:style-name="T18"/></text:p>
      <text:p text:style-name="P2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Sawasdee" svg:font-family="Sawasdee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ae10" officeooo:paragraph-rsid="001eae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Новополоцк 2018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0:18:41.481134069</meta:creation-date>
    <dc:date>2018-03-24T23:18:33.858797159</dc:date>
    <meta:editing-duration>PT2H23M17S</meta:editing-duration>
    <meta:editing-cycles>64</meta:editing-cycles>
    <meta:generator>LibreOffice/5.4.5.1$Linux_X86_64 LibreOffice_project/40m0$Build-1</meta:generator>
    <meta:document-statistic meta:table-count="2" meta:image-count="0" meta:object-count="0" meta:page-count="9" meta:paragraph-count="204" meta:word-count="1346" meta:character-count="11273" meta:non-whitespace-character-count="9237"/>
  </office:meta>
</office:document-meta>
</file>